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357cm"/>
    </style:style>
    <style:style style:family="table-column" style:name="co2">
      <style:table-column-properties fo:break-before="auto" style:column-width="7.384cm"/>
    </style:style>
    <style:style style:family="table-column" style:name="co3">
      <style:table-column-properties fo:break-before="auto" style:column-width="0.979cm"/>
    </style:style>
    <style:style style:family="table-column" style:name="co4">
      <style:table-column-properties fo:break-before="auto" style:column-width="1.566cm"/>
    </style:style>
    <style:style style:family="table-column" style:name="co5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476cm"/>
    </style:style>
    <style:style style:family="table" style:name="ta1" style:master-page-name="PageStyle_5f_Tabel_20_19">
      <style:table-properties style:writing-mode="lr-tb" table:display="tru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ackground-color="transparent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0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2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ackground-color="transparent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3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8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19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21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ackground-color="transparent" fo:border-right="0.74pt solid #000000" fo:border-bottom="1.76pt solid #000000" style:diagonal-tl-br="none" style:shrink-to-fit="false" style:cell-protect="protected" style:vertical-align="justify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2">
      <style:table-cell-properties style:glyph-orientation-vertical="0" fo:padding="0.071cm" fo:border-left="none" style:diagonal-bl-tr="none" style:text-align-source="value-type" fo:wrap-option="wrap" style:direction="ltr" fo:border-top="1.76pt solid #000000" style:repeat-content="false" fo:background-color="transparent" fo:border-right="none" fo:border-bottom="none" style:diagonal-tl-br="none" style:shrink-to-fit="false" style:cell-protect="protected" style:vertical-align="justify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31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.353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.706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3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italic" style:font-style-asian="italic" style:text-line-through-style="none" style:font-size-complex="10pt" style:font-size-asian="10pt" style:font-style-complex="italic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4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5">
      <style:table-cell-properties style:glyph-orientation-vertical="0" fo:padding="0.071cm" fo:border-left="0.74pt solid #000000" style:diagonal-bl-tr="none" style:text-align-source="fix" fo:wrap-option="no-wrap" style:direction="ltr" fo:border-top="1.76pt solid #000000" style:repeat-content="false" fo:background-color="transparent" fo:border-right="1.76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6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37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ackground-color="transparent" fo:border-right="1.76pt solid #000000" fo:border-bottom="1.76pt solid #000000" style:diagonal-tl-br="none" style:shrink-to-fit="false" style:cell-protect="protected" style:vertical-align="justify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19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14"/>
        <table:table-column table:style-name="co5" table:default-cell-style-name="Default" table:number-columns-repeated="1007"/>
        <table:table-row table:style-name="ro1">
          <table:table-cell ns41:value-type="string" table:style-name="TL Title" office:value-type="string">
            <office:annotation draw:style-name="gr1" svg:height="1.245cm" draw:caption-point-y="-0.042cm" svg:width="3.591cm" svg:x="3.775cm" draw:caption-point-x="-0.429cm" svg:y="0.052cm" draw:text-style-name="P1">
              <dc:creator>CDM</dc:creator>
              <dc:date>2014-12-12T00:00:00</dc:date>
              <text:p text:style-name="P1"><text:span text:style-name="T1">Noot 1) Excl.tijdelijk niet-werkenden en beroep onbekend.</text:span></text:p>
            </office:annotation>
            <text:p>Tabel 19. Beroepsbevolking naar beroepsgroep, leeftijdsklasse en geslacht</text:p>
          </table:table-cell>
          <table:table-cell table:style-name="ce10" table:number-columns-repeated="15"/>
          <table:table-cell table:style-name="ce36"/>
          <table:table-cell table:style-name="ce2" table:number-columns-repeated="1007"/>
        </table:table-row>
        <table:table-row table:style-name="ro1">
          <table:table-cell table:style-name="ce2" table:number-columns-repeated="1024"/>
        </table:table-row>
        <table:table-row table:style-name="ro2">
          <table:table-cell ns41:value-type="string" table:number-rows-spanned="3" table:style-name="TL RowProperty" table:number-columns-spanned="2" office:value-type="string">
            <text:p>Beroepsgroepen/-combinatie.</text:p>
          </table:table-cell>
          <table:covered-table-cell table:style-name="ce11"/>
          <table:table-cell table:style-name="ce2"/>
          <table:table-cell ns41:value-type="string" table:number-rows-spanned="1" table:style-name="TL ColHeader" table:number-columns-spanned="7" office:value-type="string">
            <text:p>Mannen</text:p>
          </table:table-cell>
          <table:covered-table-cell table:style-name="TL ColHeader" table:number-columns-repeated="6"/>
          <table:table-cell ns41:value-type="string" table:number-rows-spanned="1" table:style-name="TL ColHeader" table:number-columns-spanned="7" office:value-type="string">
            <text:p>Vrouwen</text:p>
          </table:table-cell>
          <table:covered-table-cell table:style-name="TL ColHeader" table:number-columns-repeated="5"/>
          <table:covered-table-cell table:style-name="ce35"/>
          <table:table-cell table:style-name="ce2" table:number-columns-repeated="1007"/>
        </table:table-row>
        <table:table-row table:style-name="ro3">
          <table:covered-table-cell table:style-name="ce4"/>
          <table:covered-table-cell table:style-name="ce12"/>
          <table:table-cell table:style-name="ce2"/>
          <table:table-cell ns41:value-type="string" table:number-rows-spanned="2" table:style-name="TL ColHeader" table:number-columns-spanned="1" office:value-type="string">
            <text:p>14-20 jaar</text:p>
          </table:table-cell>
          <table:table-cell ns41:value-type="string" table:number-rows-spanned="2" table:style-name="TL ColHeader" table:number-columns-spanned="1" office:value-type="string">
            <text:p>21-24 jaar</text:p>
          </table:table-cell>
          <table:table-cell ns41:value-type="string" table:number-rows-spanned="2" table:style-name="TL ColHeader" table:number-columns-spanned="1" office:value-type="string">
            <text:p>25-39 jaar</text:p>
          </table:table-cell>
          <table:table-cell ns41:value-type="string" table:number-rows-spanned="2" table:style-name="TL ColHeader" table:number-columns-spanned="1" office:value-type="string">
            <text:p>40-49 jaar</text:p>
          </table:table-cell>
          <table:table-cell ns41:value-type="string" table:number-rows-spanned="2" table:style-name="TL ColHeader" table:number-columns-spanned="1" office:value-type="string">
            <text:p>50-64 jaar</text:p>
          </table:table-cell>
          <table:table-cell ns41:value-type="string" table:number-rows-spanned="2" table:style-name="TL ColHeader" table:number-columns-spanned="1" office:value-type="string">
            <text:p>65 j. e.o.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14-20 jaar</text:p>
          </table:table-cell>
          <table:table-cell ns41:value-type="string" table:number-rows-spanned="2" table:style-name="TL ColHeader" table:number-columns-spanned="1" office:value-type="string">
            <text:p>21-24 jaar</text:p>
          </table:table-cell>
          <table:table-cell ns41:value-type="string" table:number-rows-spanned="2" table:style-name="TL ColHeader" table:number-columns-spanned="1" office:value-type="string">
            <text:p>25-39 jaar</text:p>
          </table:table-cell>
          <table:table-cell ns41:value-type="string" table:number-rows-spanned="2" table:style-name="TL ColHeader" table:number-columns-spanned="1" office:value-type="string">
            <text:p>40-49 jaar</text:p>
          </table:table-cell>
          <table:table-cell ns41:value-type="string" table:number-rows-spanned="2" table:style-name="TL ColHeader" table:number-columns-spanned="1" office:value-type="string">
            <text:p>50-64 jaar</text:p>
          </table:table-cell>
          <table:table-cell ns41:value-type="string" table:number-rows-spanned="2" table:style-name="TL ColHeader" table:number-columns-spanned="1" office:value-type="string">
            <text:p>65 j. e.o.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table:style-name="ce2" table:number-columns-repeated="1007"/>
        </table:table-row>
        <table:table-row table:style-name="ro1">
          <table:covered-table-cell table:style-name="ce5"/>
          <table:covered-table-cell table:style-name="ce13"/>
          <table:table-cell table:style-name="ce2"/>
          <table:covered-table-cell table:style-name="ce21"/>
          <table:covered-table-cell table:style-name="TL ColHeader" table:number-columns-repeated="6"/>
          <table:covered-table-cell table:style-name="ce21"/>
          <table:covered-table-cell table:style-name="TL ColHeader" table:number-columns-repeated="5"/>
          <table:covered-table-cell table:style-name="ce37"/>
          <table:table-cell table:style-name="ce2" table:number-columns-repeated="1007"/>
        </table:table-row>
        <table:table-row table:style-name="ro4">
          <table:table-cell table:number-columns-repeated="3"/>
          <table:table-cell table:number-rows-spanned="1" table:style-name="ce22" table:number-columns-spanned="14"/>
          <table:covered-table-cell table:style-name="ce22" table:number-columns-repeated="13"/>
          <table:table-cell table:number-columns-repeated="1007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3457" office:value-type="float">
            <text:p>3457</text:p>
          </table:table-cell>
          <table:table-cell ns41:value-type="float" table:style-name="TL Data" office:value="2475" office:value-type="float">
            <text:p>2475</text:p>
          </table:table-cell>
          <table:table-cell ns41:value-type="float" table:style-name="TL Data" office:value="2926" office:value-type="float">
            <text:p>2926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9826" office:value-type="float">
            <text:p>9826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74" office:value-type="float">
            <text:p>674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3231" office:value-type="float">
            <text:p>3231</text:p>
          </table:table-cell>
          <table:table-cell ns41:value-type="float" table:style-name="TL Data" office:value="3044" office:value-type="float">
            <text:p>3044</text:p>
          </table:table-cell>
          <table:table-cell ns41:value-type="float" table:style-name="TL Data" office:value="3792" office:value-type="float">
            <text:p>3792</text:p>
          </table:table-cell>
          <table:table-cell ns41:value-type="float" table:style-name="TL Data" office:value="1569" office:value-type="float">
            <text:p>1569</text:p>
          </table:table-cell>
          <table:table-cell ns41:value-type="float" table:style-name="TL Data" office:value="11836" office:value-type="float">
            <text:p>1183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500" office:value-type="float">
            <text:p>500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371" office:value-type="float">
            <text:p>1371</text:p>
          </table:table-cell>
          <table:table-cell ns41:value-type="float" table:style-name="TL Data" office:value="1083" office:value-type="float">
            <text:p>1083</text:p>
          </table:table-cell>
          <table:table-cell ns41:value-type="float" table:style-name="TL Data" office:value="987" office:value-type="float">
            <text:p>987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3775" office:value-type="float">
            <text:p>377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595" office:value-type="float">
            <text:p>595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848" office:value-type="float">
            <text:p>2848</text:p>
          </table:table-cell>
          <table:table-cell ns41:value-type="float" table:style-name="TL Data" office:value="2238" office:value-type="float">
            <text:p>2238</text:p>
          </table:table-cell>
          <table:table-cell ns41:value-type="float" table:style-name="TL Data" office:value="2299" office:value-type="float">
            <text:p>2299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8361" office:value-type="float">
            <text:p>836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508" office:value-type="float">
            <text:p>508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2968" office:value-type="float">
            <text:p>2968</text:p>
          </table:table-cell>
          <table:table-cell ns41:value-type="float" table:style-name="TL Data" office:value="1591" office:value-type="float">
            <text:p>1591</text:p>
          </table:table-cell>
          <table:table-cell ns41:value-type="float" table:style-name="TL Data" office:value="1803" office:value-type="float">
            <text:p>1803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646" office:value-type="float">
            <text:p>6646</text:p>
          </table:table-cell>
          <table:table-cell ns41:value-type="float" table:style-name="TL Data" office:value="1446" office:value-type="float">
            <text:p>1446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3635" office:value-type="float">
            <text:p>3635</text:p>
          </table:table-cell>
          <table:table-cell ns41:value-type="float" table:style-name="TL Data" office:value="2428" office:value-type="float">
            <text:p>2428</text:p>
          </table:table-cell>
          <table:table-cell ns41:value-type="float" table:style-name="TL Data" office:value="1816" office:value-type="float">
            <text:p>1816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0482" office:value-type="float">
            <text:p>10482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7" office:value-type="float">
            <text:p>87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1553" office:value-type="float">
            <text:p>1553</text:p>
          </table:table-cell>
          <table:table-cell ns41:value-type="float" table:style-name="TL Data" office:value="2129" office:value-type="float">
            <text:p>2129</text:p>
          </table:table-cell>
          <table:table-cell ns41:value-type="float" table:style-name="TL Data" office:value="8632" office:value-type="float">
            <text:p>8632</text:p>
          </table:table-cell>
          <table:table-cell ns41:value-type="float" table:style-name="TL Data" office:value="4097" office:value-type="float">
            <text:p>4097</text:p>
          </table:table-cell>
          <table:table-cell ns41:value-type="float" table:style-name="TL Data" office:value="3362" office:value-type="float">
            <text:p>3362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20091" office:value-type="float">
            <text:p>20091</text:p>
          </table:table-cell>
          <table:table-cell ns41:value-type="float" table:style-name="TL Data" office:value="3237" office:value-type="float">
            <text:p>3237</text:p>
          </table:table-cell>
          <table:table-cell ns41:value-type="float" table:style-name="TL Data" office:value="2426" office:value-type="float">
            <text:p>2426</text:p>
          </table:table-cell>
          <table:table-cell ns41:value-type="float" table:style-name="TL Data" office:value="2742" office:value-type="float">
            <text:p>2742</text:p>
          </table:table-cell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9975" office:value-type="float">
            <text:p>9975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3252" office:value-type="float">
            <text:p>3252</text:p>
          </table:table-cell>
          <table:table-cell ns41:value-type="float" table:style-name="TL Data" office:value="1704" office:value-type="float">
            <text:p>1704</text:p>
          </table:table-cell>
          <table:table-cell ns41:value-type="float" table:style-name="TL Data" office:value="6603" office:value-type="float">
            <text:p>6603</text:p>
          </table:table-cell>
          <table:table-cell ns41:value-type="float" table:style-name="TL Data" office:value="4133" office:value-type="float">
            <text:p>4133</text:p>
          </table:table-cell>
          <table:table-cell ns41:value-type="float" table:style-name="TL Data" office:value="4188" office:value-type="float">
            <text:p>4188</text:p>
          </table:table-cell>
          <table:table-cell ns41:value-type="float" table:style-name="TL Data" office:value="1443" office:value-type="float">
            <text:p>1443</text:p>
          </table:table-cell>
          <table:table-cell ns41:value-type="float" table:style-name="TL Data" office:value="21323" office:value-type="float">
            <text:p>21323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43" office:value-type="float">
            <text:p>643</text:p>
          </table:table-cell>
          <table:table-cell table:number-columns-repeated="1007"/>
        </table:table-row>
        <table:table-row table:style-name="ro1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7142" office:value-type="float">
            <text:p>7142</text:p>
          </table:table-cell>
          <table:table-cell ns41:value-type="float" table:style-name="TL Data" office:value="4598" office:value-type="float">
            <text:p>4598</text:p>
          </table:table-cell>
          <table:table-cell ns41:value-type="float" table:style-name="TL Data" office:value="16682" office:value-type="float">
            <text:p>16682</text:p>
          </table:table-cell>
          <table:table-cell ns41:value-type="float" table:style-name="TL Data" office:value="7991" office:value-type="float">
            <text:p>7991</text:p>
          </table:table-cell>
          <table:table-cell ns41:value-type="float" table:style-name="TL Data" office:value="7504" office:value-type="float">
            <text:p>7504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44913" office:value-type="float">
            <text:p>44913</text:p>
          </table:table-cell>
          <table:table-cell ns41:value-type="float" table:style-name="TL Data" office:value="7645" office:value-type="float">
            <text:p>7645</text:p>
          </table:table-cell>
          <table:table-cell ns41:value-type="float" table:style-name="TL Data" office:value="3070" office:value-type="float">
            <text:p>3070</text:p>
          </table:table-cell>
          <table:table-cell ns41:value-type="float" table:style-name="TL Data" office:value="3403" office:value-type="float">
            <text:p>3403</text:p>
          </table:table-cell>
          <table:table-cell ns41:value-type="float" table:style-name="TL Data" office:value="1370" office:value-type="float">
            <text:p>1370</text:p>
          </table:table-cell>
          <table:table-cell ns41:value-type="float" table:style-name="TL Data" office:value="1182" office:value-type="float">
            <text:p>1182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6921" office:value-type="float">
            <text:p>16921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047" office:value-type="float">
            <text:p>15047</text:p>
          </table:table-cell>
          <table:table-cell ns41:value-type="float" table:style-name="TL Data" office:value="10650" office:value-type="float">
            <text:p>10650</text:p>
          </table:table-cell>
          <table:table-cell ns41:value-type="float" table:style-name="TL Data" office:value="45193" office:value-type="float">
            <text:p>45193</text:p>
          </table:table-cell>
          <table:table-cell ns41:value-type="float" table:style-name="TL Data" office:value="25618" office:value-type="float">
            <text:p>25618</text:p>
          </table:table-cell>
          <table:table-cell ns41:value-type="float" table:style-name="TL Data" office:value="25387" office:value-type="float">
            <text:p>25387</text:p>
          </table:table-cell>
          <table:table-cell ns41:value-type="float" table:style-name="TL Data" office:value="6174" office:value-type="float">
            <text:p>6174</text:p>
          </table:table-cell>
          <table:table-cell ns41:value-type="float" table:style-name="TL Data" office:value="128069" office:value-type="float">
            <text:p>128069</text:p>
          </table:table-cell>
          <table:table-cell ns41:value-type="float" table:style-name="TL Data" office:value="12621" office:value-type="float">
            <text:p>12621</text:p>
          </table:table-cell>
          <table:table-cell ns41:value-type="float" table:style-name="TL Data" office:value="6598" office:value-type="float">
            <text:p>6598</text:p>
          </table:table-cell>
          <table:table-cell ns41:value-type="float" table:style-name="TL Data" office:value="10388" office:value-type="float">
            <text:p>10388</text:p>
          </table:table-cell>
          <table:table-cell ns41:value-type="float" table:style-name="TL Data" office:value="5321" office:value-type="float">
            <text:p>5321</text:p>
          </table:table-cell>
          <table:table-cell ns41:value-type="float" table:style-name="TL Data" office:value="4520" office:value-type="float">
            <text:p>4520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40385" office:value-type="float">
            <text:p>40385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3143" office:value-type="float">
            <text:p>3143</text:p>
          </table:table-cell>
          <table:table-cell ns41:value-type="float" table:style-name="TL Data" office:value="2269" office:value-type="float">
            <text:p>2269</text:p>
          </table:table-cell>
          <table:table-cell ns41:value-type="float" table:style-name="TL Data" office:value="2704" office:value-type="float">
            <text:p>2704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8891" office:value-type="float">
            <text:p>889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55" office:value-type="float">
            <text:p>455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5491" office:value-type="float">
            <text:p>5491</text:p>
          </table:table-cell>
          <table:table-cell ns41:value-type="float" table:style-name="TL Data" office:value="5529" office:value-type="float">
            <text:p>5529</text:p>
          </table:table-cell>
          <table:table-cell ns41:value-type="float" table:style-name="TL Data" office:value="6667" office:value-type="float">
            <text:p>6667</text:p>
          </table:table-cell>
          <table:table-cell ns41:value-type="float" table:style-name="TL Data" office:value="2690" office:value-type="float">
            <text:p>2690</text:p>
          </table:table-cell>
          <table:table-cell ns41:value-type="float" table:style-name="TL Data" office:value="20636" office:value-type="float">
            <text:p>2063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727" office:value-type="float">
            <text:p>727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427" office:value-type="float">
            <text:p>1427</text:p>
          </table:table-cell>
          <table:table-cell ns41:value-type="float" table:style-name="TL Data" office:value="1179" office:value-type="float">
            <text:p>1179</text:p>
          </table:table-cell>
          <table:table-cell ns41:value-type="float" table:style-name="TL Data" office:value="1208" office:value-type="float">
            <text:p>1208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4207" office:value-type="float">
            <text:p>420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736" office:value-type="float">
            <text:p>736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937" office:value-type="float">
            <text:p>2937</text:p>
          </table:table-cell>
          <table:table-cell ns41:value-type="float" table:style-name="TL Data" office:value="2319" office:value-type="float">
            <text:p>2319</text:p>
          </table:table-cell>
          <table:table-cell ns41:value-type="float" table:style-name="TL Data" office:value="2597" office:value-type="float">
            <text:p>2597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9013" office:value-type="float">
            <text:p>90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15" office:value-type="float">
            <text:p>415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4727" office:value-type="float">
            <text:p>4727</text:p>
          </table:table-cell>
          <table:table-cell ns41:value-type="float" table:style-name="TL Data" office:value="2231" office:value-type="float">
            <text:p>2231</text:p>
          </table:table-cell>
          <table:table-cell ns41:value-type="float" table:style-name="TL Data" office:value="2464" office:value-type="float">
            <text:p>2464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921" office:value-type="float">
            <text:p>9921</text:p>
          </table:table-cell>
          <table:table-cell ns41:value-type="float" table:style-name="TL Data" office:value="2649" office:value-type="float">
            <text:p>2649</text:p>
          </table:table-cell>
          <table:table-cell ns41:value-type="float" table:style-name="TL Data" office:value="1370" office:value-type="float">
            <text:p>1370</text:p>
          </table:table-cell>
          <table:table-cell ns41:value-type="float" table:style-name="TL Data" office:value="4387" office:value-type="float">
            <text:p>4387</text:p>
          </table:table-cell>
          <table:table-cell ns41:value-type="float" table:style-name="TL Data" office:value="2805" office:value-type="float">
            <text:p>2805</text:p>
          </table:table-cell>
          <table:table-cell ns41:value-type="float" table:style-name="TL Data" office:value="2153" office:value-type="float">
            <text:p>2153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3671" office:value-type="float">
            <text:p>13671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6" office:value-type="float">
            <text:p>66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1418" office:value-type="float">
            <text:p>1418</text:p>
          </table:table-cell>
          <table:table-cell ns41:value-type="float" table:style-name="TL Data" office:value="1733" office:value-type="float">
            <text:p>1733</text:p>
          </table:table-cell>
          <table:table-cell ns41:value-type="float" table:style-name="TL Data" office:value="6998" office:value-type="float">
            <text:p>6998</text:p>
          </table:table-cell>
          <table:table-cell ns41:value-type="float" table:style-name="TL Data" office:value="3263" office:value-type="float">
            <text:p>3263</text:p>
          </table:table-cell>
          <table:table-cell ns41:value-type="float" table:style-name="TL Data" office:value="2977" office:value-type="float">
            <text:p>2977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16691" office:value-type="float">
            <text:p>16691</text:p>
          </table:table-cell>
          <table:table-cell ns41:value-type="float" table:style-name="TL Data" office:value="2173" office:value-type="float">
            <text:p>2173</text:p>
          </table:table-cell>
          <table:table-cell ns41:value-type="float" table:style-name="TL Data" office:value="1590" office:value-type="float">
            <text:p>1590</text:p>
          </table:table-cell>
          <table:table-cell ns41:value-type="float" table:style-name="TL Data" office:value="2065" office:value-type="float">
            <text:p>2065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197" office:value-type="float">
            <text:p>7197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3611" office:value-type="float">
            <text:p>3611</text:p>
          </table:table-cell>
          <table:table-cell ns41:value-type="float" table:style-name="TL Data" office:value="2017" office:value-type="float">
            <text:p>2017</text:p>
          </table:table-cell>
          <table:table-cell ns41:value-type="float" table:style-name="TL Data" office:value="6822" office:value-type="float">
            <text:p>6822</text:p>
          </table:table-cell>
          <table:table-cell ns41:value-type="float" table:style-name="TL Data" office:value="3443" office:value-type="float">
            <text:p>3443</text:p>
          </table:table-cell>
          <table:table-cell ns41:value-type="float" table:style-name="TL Data" office:value="3573" office:value-type="float">
            <text:p>3573</text:p>
          </table:table-cell>
          <table:table-cell ns41:value-type="float" table:style-name="TL Data" office:value="1237" office:value-type="float">
            <text:p>1237</text:p>
          </table:table-cell>
          <table:table-cell ns41:value-type="float" table:style-name="TL Data" office:value="20703" office:value-type="float">
            <text:p>20703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36" office:value-type="float">
            <text:p>1136</text:p>
          </table:table-cell>
          <table:table-cell table:number-columns-repeated="1007"/>
        </table:table-row>
        <table:table-row table:style-name="ro1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6563" office:value-type="float">
            <text:p>6563</text:p>
          </table:table-cell>
          <table:table-cell ns41:value-type="float" table:style-name="TL Data" office:value="3551" office:value-type="float">
            <text:p>3551</text:p>
          </table:table-cell>
          <table:table-cell ns41:value-type="float" table:style-name="TL Data" office:value="13409" office:value-type="float">
            <text:p>13409</text:p>
          </table:table-cell>
          <table:table-cell ns41:value-type="float" table:style-name="TL Data" office:value="6480" office:value-type="float">
            <text:p>6480</text:p>
          </table:table-cell>
          <table:table-cell ns41:value-type="float" table:style-name="TL Data" office:value="6675" office:value-type="float">
            <text:p>6675</text:p>
          </table:table-cell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37445" office:value-type="float">
            <text:p>37445</text:p>
          </table:table-cell>
          <table:table-cell ns41:value-type="float" table:style-name="TL Data" office:value="6630" office:value-type="float">
            <text:p>6630</text:p>
          </table:table-cell>
          <table:table-cell ns41:value-type="float" table:style-name="TL Data" office:value="2624" office:value-type="float">
            <text:p>2624</text:p>
          </table:table-cell>
          <table:table-cell ns41:value-type="float" table:style-name="TL Data" office:value="2643" office:value-type="float">
            <text:p>2643</text:p>
          </table:table-cell>
          <table:table-cell ns41:value-type="float" table:style-name="TL Data" office:value="1130" office:value-type="float">
            <text:p>1130</text:p>
          </table:table-cell>
          <table:table-cell ns41:value-type="float" table:style-name="TL Data" office:value="1187" office:value-type="float">
            <text:p>1187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14563" office:value-type="float">
            <text:p>14563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6473" office:value-type="float">
            <text:p>16473</text:p>
          </table:table-cell>
          <table:table-cell ns41:value-type="float" table:style-name="TL Data" office:value="10196" office:value-type="float">
            <text:p>10196</text:p>
          </table:table-cell>
          <table:table-cell ns41:value-type="float" table:style-name="TL Data" office:value="43071" office:value-type="float">
            <text:p>43071</text:p>
          </table:table-cell>
          <table:table-cell ns41:value-type="float" table:style-name="TL Data" office:value="25155" office:value-type="float">
            <text:p>25155</text:p>
          </table:table-cell>
          <table:table-cell ns41:value-type="float" table:style-name="TL Data" office:value="26729" office:value-type="float">
            <text:p>26729</text:p>
          </table:table-cell>
          <table:table-cell ns41:value-type="float" table:style-name="TL Data" office:value="6880" office:value-type="float">
            <text:p>6880</text:p>
          </table:table-cell>
          <table:table-cell ns41:value-type="float" table:style-name="TL Data" office:value="128504" office:value-type="float">
            <text:p>128504</text:p>
          </table:table-cell>
          <table:table-cell ns41:value-type="float" table:style-name="TL Data" office:value="12218" office:value-type="float">
            <text:p>12218</text:p>
          </table:table-cell>
          <table:table-cell ns41:value-type="float" table:style-name="TL Data" office:value="5895" office:value-type="float">
            <text:p>5895</text:p>
          </table:table-cell>
          <table:table-cell ns41:value-type="float" table:style-name="TL Data" office:value="9564" office:value-type="float">
            <text:p>9564</text:p>
          </table:table-cell>
          <table:table-cell ns41:value-type="float" table:style-name="TL Data" office:value="5322" office:value-type="float">
            <text:p>5322</text:p>
          </table:table-cell>
          <table:table-cell ns41:value-type="float" table:style-name="TL Data" office:value="4795" office:value-type="float">
            <text:p>4795</text:p>
          </table:table-cell>
          <table:table-cell ns41:value-type="float" table:style-name="TL Data" office:value="1172" office:value-type="float">
            <text:p>1172</text:p>
          </table:table-cell>
          <table:table-cell ns41:value-type="float" table:style-name="TL Data" office:value="38966" office:value-type="float">
            <text:p>38966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802" office:value-type="float">
            <text:p>1802</text:p>
          </table:table-cell>
          <table:table-cell ns41:value-type="float" table:style-name="TL Data" office:value="1135" office:value-type="float">
            <text:p>1135</text:p>
          </table:table-cell>
          <table:table-cell ns41:value-type="float" table:style-name="TL Data" office:value="1297" office:value-type="float">
            <text:p>1297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4657" office:value-type="float">
            <text:p>465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43" office:value-type="float">
            <text:p>243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4261" office:value-type="float">
            <text:p>4261</text:p>
          </table:table-cell>
          <table:table-cell ns41:value-type="float" table:style-name="TL Data" office:value="4228" office:value-type="float">
            <text:p>4228</text:p>
          </table:table-cell>
          <table:table-cell ns41:value-type="float" table:style-name="TL Data" office:value="5080" office:value-type="float">
            <text:p>5080</text:p>
          </table:table-cell>
          <table:table-cell ns41:value-type="float" table:style-name="TL Data" office:value="2193" office:value-type="float">
            <text:p>2193</text:p>
          </table:table-cell>
          <table:table-cell ns41:value-type="float" table:style-name="TL Data" office:value="16013" office:value-type="float">
            <text:p>160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763" office:value-type="float">
            <text:p>763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Bedrijfshoofden Winkels</text:p>
          </table:table-cell>
          <table:table-cell ns41:value-type="string" office:value-type="string">
            <text:p><text:s/>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708" office:value-type="float">
            <text:p>1708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33" office:value-type="float">
            <text:p>233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176" office:value-type="float">
            <text:p>1176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3217" office:value-type="float">
            <text:p>32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9" office:value-type="float">
            <text:p>159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4220" office:value-type="float">
            <text:p>4220</text:p>
          </table:table-cell>
          <table:table-cell ns41:value-type="float" table:style-name="TL Data" office:value="1916" office:value-type="float">
            <text:p>1916</text:p>
          </table:table-cell>
          <table:table-cell ns41:value-type="float" table:style-name="TL Data" office:value="2330" office:value-type="float">
            <text:p>2330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886" office:value-type="float">
            <text:p>8886</text:p>
          </table:table-cell>
          <table:table-cell ns41:value-type="float" table:style-name="TL Data" office:value="2972" office:value-type="float">
            <text:p>2972</text:p>
          </table:table-cell>
          <table:table-cell ns41:value-type="float" table:style-name="TL Data" office:value="1583" office:value-type="float">
            <text:p>1583</text:p>
          </table:table-cell>
          <table:table-cell ns41:value-type="float" table:style-name="TL Data" office:value="4982" office:value-type="float">
            <text:p>4982</text:p>
          </table:table-cell>
          <table:table-cell ns41:value-type="float" table:style-name="TL Data" office:value="3154" office:value-type="float">
            <text:p>3154</text:p>
          </table:table-cell>
          <table:table-cell ns41:value-type="float" table:style-name="TL Data" office:value="2523" office:value-type="float">
            <text:p>2523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15632" office:value-type="float">
            <text:p>15632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1031" office:value-type="float">
            <text:p>1031</text:p>
          </table:table-cell>
          <table:table-cell ns41:value-type="float" table:style-name="TL Data" office:value="4133" office:value-type="float">
            <text:p>4133</text:p>
          </table:table-cell>
          <table:table-cell ns41:value-type="float" table:style-name="TL Data" office:value="1676" office:value-type="float">
            <text:p>1676</text:p>
          </table:table-cell>
          <table:table-cell ns41:value-type="float" table:style-name="TL Data" office:value="1346" office:value-type="float">
            <text:p>134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8938" office:value-type="float">
            <text:p>8938</text:p>
          </table:table-cell>
          <table:table-cell ns41:value-type="float" table:style-name="TL Data" office:value="1205" office:value-type="float">
            <text:p>1205</text:p>
          </table:table-cell>
          <table:table-cell ns41:value-type="float" table:style-name="TL Data" office:value="949" office:value-type="float">
            <text:p>949</text:p>
          </table:table-cell>
          <table:table-cell ns41:value-type="float" table:style-name="TL Data" office:value="1172" office:value-type="float">
            <text:p>1172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848" office:value-type="float">
            <text:p>3848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2682" office:value-type="float">
            <text:p>2682</text:p>
          </table:table-cell>
          <table:table-cell ns41:value-type="float" table:style-name="TL Data" office:value="1267" office:value-type="float">
            <text:p>1267</text:p>
          </table:table-cell>
          <table:table-cell ns41:value-type="float" table:style-name="TL Data" office:value="4099" office:value-type="float">
            <text:p>4099</text:p>
          </table:table-cell>
          <table:table-cell ns41:value-type="float" table:style-name="TL Data" office:value="1688" office:value-type="float">
            <text:p>1688</text:p>
          </table:table-cell>
          <table:table-cell ns41:value-type="float" table:style-name="TL Data" office:value="1386" office:value-type="float">
            <text:p>1386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11522" office:value-type="float">
            <text:p>11522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61" office:value-type="float">
            <text:p>1061</text:p>
          </table:table-cell>
          <table:table-cell table:number-columns-repeated="1007"/>
        </table:table-row>
        <table:table-row table:style-name="ro1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4477" office:value-type="float">
            <text:p>4477</text:p>
          </table:table-cell>
          <table:table-cell ns41:value-type="float" table:style-name="TL Data" office:value="2845" office:value-type="float">
            <text:p>2845</text:p>
          </table:table-cell>
          <table:table-cell ns41:value-type="float" table:style-name="TL Data" office:value="9580" office:value-type="float">
            <text:p>9580</text:p>
          </table:table-cell>
          <table:table-cell ns41:value-type="float" table:style-name="TL Data" office:value="4051" office:value-type="float">
            <text:p>4051</text:p>
          </table:table-cell>
          <table:table-cell ns41:value-type="float" table:style-name="TL Data" office:value="3336" office:value-type="float">
            <text:p>3336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24776" office:value-type="float">
            <text:p>24776</text:p>
          </table:table-cell>
          <table:table-cell ns41:value-type="float" table:style-name="TL Data" office:value="4173" office:value-type="float">
            <text:p>4173</text:p>
          </table:table-cell>
          <table:table-cell ns41:value-type="float" table:style-name="TL Data" office:value="1493" office:value-type="float">
            <text:p>1493</text:p>
          </table:table-cell>
          <table:table-cell ns41:value-type="float" table:style-name="TL Data" office:value="1234" office:value-type="float">
            <text:p>1234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7721" office:value-type="float">
            <text:p>7721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2146" office:value-type="float">
            <text:p>12146</text:p>
          </table:table-cell>
          <table:table-cell ns41:value-type="float" table:style-name="TL Data" office:value="7483" office:value-type="float">
            <text:p>7483</text:p>
          </table:table-cell>
          <table:table-cell ns41:value-type="float" table:style-name="TL Data" office:value="28193" office:value-type="float">
            <text:p>28193</text:p>
          </table:table-cell>
          <table:table-cell ns41:value-type="float" table:style-name="TL Data" office:value="14500" office:value-type="float">
            <text:p>14500</text:p>
          </table:table-cell>
          <table:table-cell ns41:value-type="float" table:style-name="TL Data" office:value="13964" office:value-type="float">
            <text:p>13964</text:p>
          </table:table-cell>
          <table:table-cell ns41:value-type="float" table:style-name="TL Data" office:value="3889" office:value-type="float">
            <text:p>3889</text:p>
          </table:table-cell>
          <table:table-cell ns41:value-type="float" table:style-name="TL Data" office:value="80175" office:value-type="float">
            <text:p>80175</text:p>
          </table:table-cell>
          <table:table-cell ns41:value-type="float" table:style-name="TL Data" office:value="8764" office:value-type="float">
            <text:p>8764</text:p>
          </table:table-cell>
          <table:table-cell ns41:value-type="float" table:style-name="TL Data" office:value="4265" office:value-type="float">
            <text:p>4265</text:p>
          </table:table-cell>
          <table:table-cell ns41:value-type="float" table:style-name="TL Data" office:value="7934" office:value-type="float">
            <text:p>7934</text:p>
          </table:table-cell>
          <table:table-cell ns41:value-type="float" table:style-name="TL Data" office:value="4252" office:value-type="float">
            <text:p>4252</text:p>
          </table:table-cell>
          <table:table-cell ns41:value-type="float" table:style-name="TL Data" office:value="3644" office:value-type="float">
            <text:p>3644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29688" office:value-type="float">
            <text:p>29688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4293" office:value-type="float">
            <text:p>4293</text:p>
          </table:table-cell>
          <table:table-cell ns41:value-type="float" table:style-name="TL Data" office:value="3302" office:value-type="float">
            <text:p>3302</text:p>
          </table:table-cell>
          <table:table-cell ns41:value-type="float" table:style-name="TL Data" office:value="3354" office:value-type="float">
            <text:p>3354</text:p>
          </table:table-cell>
          <table:table-cell ns41:value-type="float" table:style-name="TL Data" office:value="945" office:value-type="float">
            <text:p>945</text:p>
          </table:table-cell>
          <table:table-cell ns41:value-type="float" table:style-name="TL Data" office:value="12091" office:value-type="float">
            <text:p>1209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859" office:value-type="float">
            <text:p>859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4951" office:value-type="float">
            <text:p>4951</text:p>
          </table:table-cell>
          <table:table-cell ns41:value-type="float" table:style-name="TL Data" office:value="6086" office:value-type="float">
            <text:p>6086</text:p>
          </table:table-cell>
          <table:table-cell ns41:value-type="float" table:style-name="TL Data" office:value="8117" office:value-type="float">
            <text:p>8117</text:p>
          </table:table-cell>
          <table:table-cell ns41:value-type="float" table:style-name="TL Data" office:value="4431" office:value-type="float">
            <text:p>4431</text:p>
          </table:table-cell>
          <table:table-cell ns41:value-type="float" table:style-name="TL Data" office:value="23850" office:value-type="float">
            <text:p>2385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1844" office:value-type="float">
            <text:p>1844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539" office:value-type="float">
            <text:p>1539</text:p>
          </table:table-cell>
          <table:table-cell ns41:value-type="float" table:style-name="TL Data" office:value="1377" office:value-type="float">
            <text:p>1377</text:p>
          </table:table-cell>
          <table:table-cell ns41:value-type="float" table:style-name="TL Data" office:value="1355" office:value-type="float">
            <text:p>1355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4740" office:value-type="float">
            <text:p>47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940" office:value-type="float">
            <text:p>940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508" office:value-type="float">
            <text:p>2508</text:p>
          </table:table-cell>
          <table:table-cell ns41:value-type="float" table:style-name="TL Data" office:value="1945" office:value-type="float">
            <text:p>1945</text:p>
          </table:table-cell>
          <table:table-cell ns41:value-type="float" table:style-name="TL Data" office:value="2050" office:value-type="float">
            <text:p>2050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7389" office:value-type="float">
            <text:p>738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530" office:value-type="float">
            <text:p>530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6857" office:value-type="float">
            <text:p>6857</text:p>
          </table:table-cell>
          <table:table-cell ns41:value-type="float" table:style-name="TL Data" office:value="3320" office:value-type="float">
            <text:p>3320</text:p>
          </table:table-cell>
          <table:table-cell ns41:value-type="float" table:style-name="TL Data" office:value="4353" office:value-type="float">
            <text:p>4353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243" office:value-type="float">
            <text:p>15243</text:p>
          </table:table-cell>
          <table:table-cell ns41:value-type="float" table:style-name="TL Data" office:value="4925" office:value-type="float">
            <text:p>4925</text:p>
          </table:table-cell>
          <table:table-cell ns41:value-type="float" table:style-name="TL Data" office:value="2537" office:value-type="float">
            <text:p>2537</text:p>
          </table:table-cell>
          <table:table-cell ns41:value-type="float" table:style-name="TL Data" office:value="8295" office:value-type="float">
            <text:p>8295</text:p>
          </table:table-cell>
          <table:table-cell ns41:value-type="float" table:style-name="TL Data" office:value="5738" office:value-type="float">
            <text:p>5738</text:p>
          </table:table-cell>
          <table:table-cell ns41:value-type="float" table:style-name="TL Data" office:value="4957" office:value-type="float">
            <text:p>4957</text:p>
          </table:table-cell>
          <table:table-cell ns41:value-type="float" table:style-name="TL Data" office:value="986" office:value-type="float">
            <text:p>986</text:p>
          </table:table-cell>
          <table:table-cell ns41:value-type="float" table:style-name="TL Data" office:value="27438" office:value-type="float">
            <text:p>27438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413" office:value-type="float">
            <text:p>14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3" office:value-type="float">
            <text:p>93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2222" office:value-type="float">
            <text:p>2222</text:p>
          </table:table-cell>
          <table:table-cell ns41:value-type="float" table:style-name="TL Data" office:value="2998" office:value-type="float">
            <text:p>2998</text:p>
          </table:table-cell>
          <table:table-cell ns41:value-type="float" table:style-name="TL Data" office:value="11900" office:value-type="float">
            <text:p>11900</text:p>
          </table:table-cell>
          <table:table-cell ns41:value-type="float" table:style-name="TL Data" office:value="5807" office:value-type="float">
            <text:p>5807</text:p>
          </table:table-cell>
          <table:table-cell ns41:value-type="float" table:style-name="TL Data" office:value="4447" office:value-type="float">
            <text:p>4447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27696" office:value-type="float">
            <text:p>27696</text:p>
          </table:table-cell>
          <table:table-cell ns41:value-type="float" table:style-name="TL Data" office:value="4182" office:value-type="float">
            <text:p>4182</text:p>
          </table:table-cell>
          <table:table-cell ns41:value-type="float" table:style-name="TL Data" office:value="2948" office:value-type="float">
            <text:p>2948</text:p>
          </table:table-cell>
          <table:table-cell ns41:value-type="float" table:style-name="TL Data" office:value="3649" office:value-type="float">
            <text:p>3649</text:p>
          </table:table-cell>
          <table:table-cell ns41:value-type="float" table:style-name="TL Data" office:value="1257" office:value-type="float">
            <text:p>1257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2814" office:value-type="float">
            <text:p>12814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2676" office:value-type="float">
            <text:p>2676</text:p>
          </table:table-cell>
          <table:table-cell ns41:value-type="float" table:style-name="TL Data" office:value="1276" office:value-type="float">
            <text:p>1276</text:p>
          </table:table-cell>
          <table:table-cell ns41:value-type="float" table:style-name="TL Data" office:value="4148" office:value-type="float">
            <text:p>4148</text:p>
          </table:table-cell>
          <table:table-cell ns41:value-type="float" table:style-name="TL Data" office:value="1654" office:value-type="float">
            <text:p>1654</text:p>
          </table:table-cell>
          <table:table-cell ns41:value-type="float" table:style-name="TL Data" office:value="1522" office:value-type="float">
            <text:p>1522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12011" office:value-type="float">
            <text:p>12011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1060" office:value-type="float">
            <text:p>1060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518" office:value-type="float">
            <text:p>2518</text:p>
          </table:table-cell>
          <table:table-cell table:number-columns-repeated="1007"/>
        </table:table-row>
        <table:table-row table:style-name="ro1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12702" office:value-type="float">
            <text:p>12702</text:p>
          </table:table-cell>
          <table:table-cell ns41:value-type="float" table:style-name="TL Data" office:value="7860" office:value-type="float">
            <text:p>7860</text:p>
          </table:table-cell>
          <table:table-cell ns41:value-type="float" table:style-name="TL Data" office:value="29915" office:value-type="float">
            <text:p>29915</text:p>
          </table:table-cell>
          <table:table-cell ns41:value-type="float" table:style-name="TL Data" office:value="16075" office:value-type="float">
            <text:p>16075</text:p>
          </table:table-cell>
          <table:table-cell ns41:value-type="float" table:style-name="TL Data" office:value="14341" office:value-type="float">
            <text:p>14341</text:p>
          </table:table-cell>
          <table:table-cell ns41:value-type="float" table:style-name="TL Data" office:value="1440" office:value-type="float">
            <text:p>1440</text:p>
          </table:table-cell>
          <table:table-cell ns41:value-type="float" table:style-name="TL Data" office:value="82333" office:value-type="float">
            <text:p>82333</text:p>
          </table:table-cell>
          <table:table-cell ns41:value-type="float" table:style-name="TL Data" office:value="13381" office:value-type="float">
            <text:p>13381</text:p>
          </table:table-cell>
          <table:table-cell ns41:value-type="float" table:style-name="TL Data" office:value="6279" office:value-type="float">
            <text:p>6279</text:p>
          </table:table-cell>
          <table:table-cell ns41:value-type="float" table:style-name="TL Data" office:value="6307" office:value-type="float">
            <text:p>6307</text:p>
          </table:table-cell>
          <table:table-cell ns41:value-type="float" table:style-name="TL Data" office:value="1967" office:value-type="float">
            <text:p>1967</text:p>
          </table:table-cell>
          <table:table-cell ns41:value-type="float" table:style-name="TL Data" office:value="1319" office:value-type="float">
            <text:p>1319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9460" office:value-type="float">
            <text:p>29460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OVERIJSSEL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4642" office:value-type="float">
            <text:p>24642</text:p>
          </table:table-cell>
          <table:table-cell ns41:value-type="float" table:style-name="TL Data" office:value="16170" office:value-type="float">
            <text:p>16170</text:p>
          </table:table-cell>
          <table:table-cell ns41:value-type="float" table:style-name="TL Data" office:value="64162" office:value-type="float">
            <text:p>64162</text:p>
          </table:table-cell>
          <table:table-cell ns41:value-type="float" table:style-name="TL Data" office:value="37186" office:value-type="float">
            <text:p>37186</text:p>
          </table:table-cell>
          <table:table-cell ns41:value-type="float" table:style-name="TL Data" office:value="35617" office:value-type="float">
            <text:p>35617</text:p>
          </table:table-cell>
          <table:table-cell ns41:value-type="float" table:style-name="TL Data" office:value="8989" office:value-type="float">
            <text:p>8989</text:p>
          </table:table-cell>
          <table:table-cell ns41:value-type="float" table:style-name="TL Data" office:value="186766" office:value-type="float">
            <text:p>186766</text:p>
          </table:table-cell>
          <table:table-cell ns41:value-type="float" table:style-name="TL Data" office:value="23033" office:value-type="float">
            <text:p>23033</text:p>
          </table:table-cell>
          <table:table-cell ns41:value-type="float" table:style-name="TL Data" office:value="12283" office:value-type="float">
            <text:p>12283</text:p>
          </table:table-cell>
          <table:table-cell ns41:value-type="float" table:style-name="TL Data" office:value="19956" office:value-type="float">
            <text:p>19956</text:p>
          </table:table-cell>
          <table:table-cell ns41:value-type="float" table:style-name="TL Data" office:value="10130" office:value-type="float">
            <text:p>10130</text:p>
          </table:table-cell>
          <table:table-cell ns41:value-type="float" table:style-name="TL Data" office:value="8926" office:value-type="float">
            <text:p>8926</text:p>
          </table:table-cell>
          <table:table-cell ns41:value-type="float" table:style-name="TL Data" office:value="2168" office:value-type="float">
            <text:p>2168</text:p>
          </table:table-cell>
          <table:table-cell ns41:value-type="float" table:style-name="TL Data" office:value="76496" office:value-type="float">
            <text:p>76496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7403" office:value-type="float">
            <text:p>7403</text:p>
          </table:table-cell>
          <table:table-cell ns41:value-type="float" table:style-name="TL Data" office:value="5567" office:value-type="float">
            <text:p>5567</text:p>
          </table:table-cell>
          <table:table-cell ns41:value-type="float" table:style-name="TL Data" office:value="5875" office:value-type="float">
            <text:p>5875</text:p>
          </table:table-cell>
          <table:table-cell ns41:value-type="float" table:style-name="TL Data" office:value="1782" office:value-type="float">
            <text:p>1782</text:p>
          </table:table-cell>
          <table:table-cell ns41:value-type="float" table:style-name="TL Data" office:value="20972" office:value-type="float">
            <text:p>20972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470" office:value-type="float">
            <text:p>1470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8425" office:value-type="float">
            <text:p>8425</text:p>
          </table:table-cell>
          <table:table-cell ns41:value-type="float" table:style-name="TL Data" office:value="10180" office:value-type="float">
            <text:p>10180</text:p>
          </table:table-cell>
          <table:table-cell ns41:value-type="float" table:style-name="TL Data" office:value="13949" office:value-type="float">
            <text:p>13949</text:p>
          </table:table-cell>
          <table:table-cell ns41:value-type="float" table:style-name="TL Data" office:value="7762" office:value-type="float">
            <text:p>7762</text:p>
          </table:table-cell>
          <table:table-cell ns41:value-type="float" table:style-name="TL Data" office:value="40709" office:value-type="float">
            <text:p>4070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1259" office:value-type="float">
            <text:p>1259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2866" office:value-type="float">
            <text:p>2866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407" office:value-type="float">
            <text:p>2407</text:p>
          </table:table-cell>
          <table:table-cell ns41:value-type="float" table:style-name="TL Data" office:value="2070" office:value-type="float">
            <text:p>2070</text:p>
          </table:table-cell>
          <table:table-cell ns41:value-type="float" table:style-name="TL Data" office:value="1877" office:value-type="float">
            <text:p>1877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6974" office:value-type="float">
            <text:p>697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255" office:value-type="float">
            <text:p>1255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4376" office:value-type="float">
            <text:p>4376</text:p>
          </table:table-cell>
          <table:table-cell ns41:value-type="float" table:style-name="TL Data" office:value="3461" office:value-type="float">
            <text:p>3461</text:p>
          </table:table-cell>
          <table:table-cell ns41:value-type="float" table:style-name="TL Data" office:value="3424" office:value-type="float">
            <text:p>3424</text:p>
          </table:table-cell>
          <table:table-cell ns41:value-type="float" table:style-name="TL Data" office:value="1053" office:value-type="float">
            <text:p>1053</text:p>
          </table:table-cell>
          <table:table-cell ns41:value-type="float" table:style-name="TL Data" office:value="12705" office:value-type="float">
            <text:p>1270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287" office:value-type="float">
            <text:p>1287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11307" office:value-type="float">
            <text:p>11307</text:p>
          </table:table-cell>
          <table:table-cell ns41:value-type="float" table:style-name="TL Data" office:value="5370" office:value-type="float">
            <text:p>5370</text:p>
          </table:table-cell>
          <table:table-cell ns41:value-type="float" table:style-name="TL Data" office:value="7107" office:value-type="float">
            <text:p>7107</text:p>
          </table:table-cell>
          <table:table-cell ns41:value-type="float" table:style-name="TL Data" office:value="941" office:value-type="float">
            <text:p>941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4924" office:value-type="float">
            <text:p>24924</text:p>
          </table:table-cell>
          <table:table-cell ns41:value-type="float" table:style-name="TL Data" office:value="6745" office:value-type="float">
            <text:p>6745</text:p>
          </table:table-cell>
          <table:table-cell ns41:value-type="float" table:style-name="TL Data" office:value="3595" office:value-type="float">
            <text:p>3595</text:p>
          </table:table-cell>
          <table:table-cell ns41:value-type="float" table:style-name="TL Data" office:value="12315" office:value-type="float">
            <text:p>12315</text:p>
          </table:table-cell>
          <table:table-cell ns41:value-type="float" table:style-name="TL Data" office:value="8509" office:value-type="float">
            <text:p>8509</text:p>
          </table:table-cell>
          <table:table-cell ns41:value-type="float" table:style-name="TL Data" office:value="7277" office:value-type="float">
            <text:p>7277</text:p>
          </table:table-cell>
          <table:table-cell ns41:value-type="float" table:style-name="TL Data" office:value="1381" office:value-type="float">
            <text:p>1381</text:p>
          </table:table-cell>
          <table:table-cell ns41:value-type="float" table:style-name="TL Data" office:value="39822" office:value-type="float">
            <text:p>39822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064" office:value-type="float">
            <text:p>1064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785" office:value-type="float">
            <text:p>278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4" office:value-type="float">
            <text:p>224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3207" office:value-type="float">
            <text:p>3207</text:p>
          </table:table-cell>
          <table:table-cell ns41:value-type="float" table:style-name="TL Data" office:value="4707" office:value-type="float">
            <text:p>4707</text:p>
          </table:table-cell>
          <table:table-cell ns41:value-type="float" table:style-name="TL Data" office:value="18654" office:value-type="float">
            <text:p>18654</text:p>
          </table:table-cell>
          <table:table-cell ns41:value-type="float" table:style-name="TL Data" office:value="8945" office:value-type="float">
            <text:p>8945</text:p>
          </table:table-cell>
          <table:table-cell ns41:value-type="float" table:style-name="TL Data" office:value="7744" office:value-type="float">
            <text:p>7744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44082" office:value-type="float">
            <text:p>44082</text:p>
          </table:table-cell>
          <table:table-cell ns41:value-type="float" table:style-name="TL Data" office:value="6359" office:value-type="float">
            <text:p>6359</text:p>
          </table:table-cell>
          <table:table-cell ns41:value-type="float" table:style-name="TL Data" office:value="4887" office:value-type="float">
            <text:p>4887</text:p>
          </table:table-cell>
          <table:table-cell ns41:value-type="float" table:style-name="TL Data" office:value="6642" office:value-type="float">
            <text:p>6642</text:p>
          </table:table-cell>
          <table:table-cell ns41:value-type="float" table:style-name="TL Data" office:value="2352" office:value-type="float">
            <text:p>2352</text:p>
          </table:table-cell>
          <table:table-cell ns41:value-type="float" table:style-name="TL Data" office:value="1608" office:value-type="float">
            <text:p>1608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1993" office:value-type="float">
            <text:p>21993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4294" office:value-type="float">
            <text:p>4294</text:p>
          </table:table-cell>
          <table:table-cell ns41:value-type="float" table:style-name="TL Data" office:value="2124" office:value-type="float">
            <text:p>2124</text:p>
          </table:table-cell>
          <table:table-cell ns41:value-type="float" table:style-name="TL Data" office:value="6910" office:value-type="float">
            <text:p>6910</text:p>
          </table:table-cell>
          <table:table-cell ns41:value-type="float" table:style-name="TL Data" office:value="3230" office:value-type="float">
            <text:p>3230</text:p>
          </table:table-cell>
          <table:table-cell ns41:value-type="float" table:style-name="TL Data" office:value="3365" office:value-type="float">
            <text:p>3365</text:p>
          </table:table-cell>
          <table:table-cell ns41:value-type="float" table:style-name="TL Data" office:value="1469" office:value-type="float">
            <text:p>1469</text:p>
          </table:table-cell>
          <table:table-cell ns41:value-type="float" table:style-name="TL Data" office:value="21392" office:value-type="float">
            <text:p>21392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992" office:value-type="float">
            <text:p>992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327" office:value-type="float">
            <text:p>2327</text:p>
          </table:table-cell>
          <table:table-cell table:number-columns-repeated="1007"/>
        </table:table-row>
        <table:table-row table:style-name="ro1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18757" office:value-type="float">
            <text:p>18757</text:p>
          </table:table-cell>
          <table:table-cell ns41:value-type="float" table:style-name="TL Data" office:value="12039" office:value-type="float">
            <text:p>12039</text:p>
          </table:table-cell>
          <table:table-cell ns41:value-type="float" table:style-name="TL Data" office:value="43783" office:value-type="float">
            <text:p>43783</text:p>
          </table:table-cell>
          <table:table-cell ns41:value-type="float" table:style-name="TL Data" office:value="21282" office:value-type="float">
            <text:p>21282</text:p>
          </table:table-cell>
          <table:table-cell ns41:value-type="float" table:style-name="TL Data" office:value="17812" office:value-type="float">
            <text:p>17812</text:p>
          </table:table-cell>
          <table:table-cell ns41:value-type="float" table:style-name="TL Data" office:value="2075" office:value-type="float">
            <text:p>2075</text:p>
          </table:table-cell>
          <table:table-cell ns41:value-type="float" table:style-name="TL Data" office:value="115748" office:value-type="float">
            <text:p>115748</text:p>
          </table:table-cell>
          <table:table-cell ns41:value-type="float" table:style-name="TL Data" office:value="17219" office:value-type="float">
            <text:p>17219</text:p>
          </table:table-cell>
          <table:table-cell ns41:value-type="float" table:style-name="TL Data" office:value="7771" office:value-type="float">
            <text:p>7771</text:p>
          </table:table-cell>
          <table:table-cell ns41:value-type="float" table:style-name="TL Data" office:value="7544" office:value-type="float">
            <text:p>7544</text:p>
          </table:table-cell>
          <table:table-cell ns41:value-type="float" table:style-name="TL Data" office:value="2480" office:value-type="float">
            <text:p>2480</text:p>
          </table:table-cell>
          <table:table-cell ns41:value-type="float" table:style-name="TL Data" office:value="2089" office:value-type="float">
            <text:p>2089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37501" office:value-type="float">
            <text:p>37501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37851" office:value-type="float">
            <text:p>37851</text:p>
          </table:table-cell>
          <table:table-cell ns41:value-type="float" table:style-name="TL Data" office:value="25353" office:value-type="float">
            <text:p>25353</text:p>
          </table:table-cell>
          <table:table-cell ns41:value-type="float" table:style-name="TL Data" office:value="100129" office:value-type="float">
            <text:p>100129</text:p>
          </table:table-cell>
          <table:table-cell ns41:value-type="float" table:style-name="TL Data" office:value="56336" office:value-type="float">
            <text:p>56336</text:p>
          </table:table-cell>
          <table:table-cell ns41:value-type="float" table:style-name="TL Data" office:value="54907" office:value-type="float">
            <text:p>54907</text:p>
          </table:table-cell>
          <table:table-cell ns41:value-type="float" table:style-name="TL Data" office:value="15715" office:value-type="float">
            <text:p>15715</text:p>
          </table:table-cell>
          <table:table-cell ns41:value-type="float" table:style-name="TL Data" office:value="290291" office:value-type="float">
            <text:p>290291</text:p>
          </table:table-cell>
          <table:table-cell ns41:value-type="float" table:style-name="TL Data" office:value="30944" office:value-type="float">
            <text:p>30944</text:p>
          </table:table-cell>
          <table:table-cell ns41:value-type="float" table:style-name="TL Data" office:value="16880" office:value-type="float">
            <text:p>16880</text:p>
          </table:table-cell>
          <table:table-cell ns41:value-type="float" table:style-name="TL Data" office:value="28672" office:value-type="float">
            <text:p>28672</text:p>
          </table:table-cell>
          <table:table-cell ns41:value-type="float" table:style-name="TL Data" office:value="14982" office:value-type="float">
            <text:p>14982</text:p>
          </table:table-cell>
          <table:table-cell ns41:value-type="float" table:style-name="TL Data" office:value="13840" office:value-type="float">
            <text:p>13840</text:p>
          </table:table-cell>
          <table:table-cell ns41:value-type="float" table:style-name="TL Data" office:value="3427" office:value-type="float">
            <text:p>3427</text:p>
          </table:table-cell>
          <table:table-cell ns41:value-type="float" table:style-name="TL Data" office:value="108745" office:value-type="float">
            <text:p>108745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3471" office:value-type="float">
            <text:p>3471</text:p>
          </table:table-cell>
          <table:table-cell ns41:value-type="float" table:style-name="TL Data" office:value="2701" office:value-type="float">
            <text:p>2701</text:p>
          </table:table-cell>
          <table:table-cell ns41:value-type="float" table:style-name="TL Data" office:value="3087" office:value-type="float">
            <text:p>3087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10221" office:value-type="float">
            <text:p>1022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86" office:value-type="float">
            <text:p>786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014" office:value-type="float">
            <text:p>2014</text:p>
          </table:table-cell>
          <table:table-cell ns41:value-type="float" table:style-name="TL Data" office:value="2049" office:value-type="float">
            <text:p>2049</text:p>
          </table:table-cell>
          <table:table-cell ns41:value-type="float" table:style-name="TL Data" office:value="2620" office:value-type="float">
            <text:p>2620</text:p>
          </table:table-cell>
          <table:table-cell ns41:value-type="float" table:style-name="TL Data" office:value="1085" office:value-type="float">
            <text:p>1085</text:p>
          </table:table-cell>
          <table:table-cell ns41:value-type="float" table:style-name="TL Data" office:value="7865" office:value-type="float">
            <text:p>786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505" office:value-type="float">
            <text:p>505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631" office:value-type="float">
            <text:p>1631</text:p>
          </table:table-cell>
          <table:table-cell ns41:value-type="float" table:style-name="TL Data" office:value="1341" office:value-type="float">
            <text:p>1341</text:p>
          </table:table-cell>
          <table:table-cell ns41:value-type="float" table:style-name="TL Data" office:value="1276" office:value-type="float">
            <text:p>1276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4640" office:value-type="float">
            <text:p>464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48" office:value-type="float">
            <text:p>748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849" office:value-type="float">
            <text:p>2849</text:p>
          </table:table-cell>
          <table:table-cell ns41:value-type="float" table:style-name="TL Data" office:value="2232" office:value-type="float">
            <text:p>2232</text:p>
          </table:table-cell>
          <table:table-cell ns41:value-type="float" table:style-name="TL Data" office:value="2534" office:value-type="float">
            <text:p>2534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8515" office:value-type="float">
            <text:p>85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863" office:value-type="float">
            <text:p>863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3221" office:value-type="float">
            <text:p>3221</text:p>
          </table:table-cell>
          <table:table-cell ns41:value-type="float" table:style-name="TL Data" office:value="1568" office:value-type="float">
            <text:p>1568</text:p>
          </table:table-cell>
          <table:table-cell ns41:value-type="float" table:style-name="TL Data" office:value="1759" office:value-type="float">
            <text:p>1759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730" office:value-type="float">
            <text:p>6730</text:p>
          </table:table-cell>
          <table:table-cell ns41:value-type="float" table:style-name="TL Data" office:value="1734" office:value-type="float">
            <text:p>1734</text:p>
          </table:table-cell>
          <table:table-cell ns41:value-type="float" table:style-name="TL Data" office:value="936" office:value-type="float">
            <text:p>936</text:p>
          </table:table-cell>
          <table:table-cell ns41:value-type="float" table:style-name="TL Data" office:value="3535" office:value-type="float">
            <text:p>3535</text:p>
          </table:table-cell>
          <table:table-cell ns41:value-type="float" table:style-name="TL Data" office:value="2369" office:value-type="float">
            <text:p>2369</text:p>
          </table:table-cell>
          <table:table-cell ns41:value-type="float" table:style-name="TL Data" office:value="1806" office:value-type="float">
            <text:p>1806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0601" office:value-type="float">
            <text:p>10601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934" office:value-type="float">
            <text:p>934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326" office:value-type="float">
            <text:p>232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64" office:value-type="float">
            <text:p>264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2228" office:value-type="float">
            <text:p>2228</text:p>
          </table:table-cell>
          <table:table-cell ns41:value-type="float" table:style-name="TL Data" office:value="3248" office:value-type="float">
            <text:p>3248</text:p>
          </table:table-cell>
          <table:table-cell ns41:value-type="float" table:style-name="TL Data" office:value="13026" office:value-type="float">
            <text:p>13026</text:p>
          </table:table-cell>
          <table:table-cell ns41:value-type="float" table:style-name="TL Data" office:value="6605" office:value-type="float">
            <text:p>6605</text:p>
          </table:table-cell>
          <table:table-cell ns41:value-type="float" table:style-name="TL Data" office:value="6627" office:value-type="float">
            <text:p>6627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32268" office:value-type="float">
            <text:p>32268</text:p>
          </table:table-cell>
          <table:table-cell ns41:value-type="float" table:style-name="TL Data" office:value="4663" office:value-type="float">
            <text:p>4663</text:p>
          </table:table-cell>
          <table:table-cell ns41:value-type="float" table:style-name="TL Data" office:value="3765" office:value-type="float">
            <text:p>3765</text:p>
          </table:table-cell>
          <table:table-cell ns41:value-type="float" table:style-name="TL Data" office:value="5376" office:value-type="float">
            <text:p>5376</text:p>
          </table:table-cell>
          <table:table-cell ns41:value-type="float" table:style-name="TL Data" office:value="1988" office:value-type="float">
            <text:p>1988</text:p>
          </table:table-cell>
          <table:table-cell ns41:value-type="float" table:style-name="TL Data" office:value="1260" office:value-type="float">
            <text:p>126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7131" office:value-type="float">
            <text:p>17131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1565" office:value-type="float">
            <text:p>1565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2035" office:value-type="float">
            <text:p>2035</text:p>
          </table:table-cell>
          <table:table-cell ns41:value-type="float" table:style-name="TL Data" office:value="1084" office:value-type="float">
            <text:p>1084</text:p>
          </table:table-cell>
          <table:table-cell ns41:value-type="float" table:style-name="TL Data" office:value="1284" office:value-type="float">
            <text:p>1284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6933" office:value-type="float">
            <text:p>6933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53" office:value-type="float">
            <text:p>453</text:p>
          </table:table-cell>
          <table:table-cell table:number-columns-repeated="1007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9474" office:value-type="float">
            <text:p>9474</text:p>
          </table:table-cell>
          <table:table-cell ns41:value-type="float" table:style-name="TL Data" office:value="6349" office:value-type="float">
            <text:p>6349</text:p>
          </table:table-cell>
          <table:table-cell ns41:value-type="float" table:style-name="TL Data" office:value="23261" office:value-type="float">
            <text:p>23261</text:p>
          </table:table-cell>
          <table:table-cell ns41:value-type="float" table:style-name="TL Data" office:value="11863" office:value-type="float">
            <text:p>11863</text:p>
          </table:table-cell>
          <table:table-cell ns41:value-type="float" table:style-name="TL Data" office:value="10662" office:value-type="float">
            <text:p>10662</text:p>
          </table:table-cell>
          <table:table-cell ns41:value-type="float" table:style-name="TL Data" office:value="1185" office:value-type="float">
            <text:p>1185</text:p>
          </table:table-cell>
          <table:table-cell ns41:value-type="float" table:style-name="TL Data" office:value="62794" office:value-type="float">
            <text:p>62794</text:p>
          </table:table-cell>
          <table:table-cell ns41:value-type="float" table:style-name="TL Data" office:value="8196" office:value-type="float">
            <text:p>8196</text:p>
          </table:table-cell>
          <table:table-cell ns41:value-type="float" table:style-name="TL Data" office:value="4275" office:value-type="float">
            <text:p>4275</text:p>
          </table:table-cell>
          <table:table-cell ns41:value-type="float" table:style-name="TL Data" office:value="4895" office:value-type="float">
            <text:p>4895</text:p>
          </table:table-cell>
          <table:table-cell ns41:value-type="float" table:style-name="TL Data" office:value="1845" office:value-type="float">
            <text:p>1845</text:p>
          </table:table-cell>
          <table:table-cell ns41:value-type="float" table:style-name="TL Data" office:value="1517" office:value-type="float">
            <text:p>1517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0984" office:value-type="float">
            <text:p>20984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6595" office:value-type="float">
            <text:p>16595</text:p>
          </table:table-cell>
          <table:table-cell ns41:value-type="float" table:style-name="TL Data" office:value="12436" office:value-type="float">
            <text:p>12436</text:p>
          </table:table-cell>
          <table:table-cell ns41:value-type="float" table:style-name="TL Data" office:value="50980" office:value-type="float">
            <text:p>50980</text:p>
          </table:table-cell>
          <table:table-cell ns41:value-type="float" table:style-name="TL Data" office:value="28582" office:value-type="float">
            <text:p>28582</text:p>
          </table:table-cell>
          <table:table-cell ns41:value-type="float" table:style-name="TL Data" office:value="28674" office:value-type="float">
            <text:p>28674</text:p>
          </table:table-cell>
          <table:table-cell ns41:value-type="float" table:style-name="TL Data" office:value="5227" office:value-type="float">
            <text:p>5227</text:p>
          </table:table-cell>
          <table:table-cell ns41:value-type="float" table:style-name="TL Data" office:value="142292" office:value-type="float">
            <text:p>142292</text:p>
          </table:table-cell>
          <table:table-cell ns41:value-type="float" table:style-name="TL Data" office:value="14904" office:value-type="float">
            <text:p>14904</text:p>
          </table:table-cell>
          <table:table-cell ns41:value-type="float" table:style-name="TL Data" office:value="9176" office:value-type="float">
            <text:p>9176</text:p>
          </table:table-cell>
          <table:table-cell ns41:value-type="float" table:style-name="TL Data" office:value="14563" office:value-type="float">
            <text:p>14563</text:p>
          </table:table-cell>
          <table:table-cell ns41:value-type="float" table:style-name="TL Data" office:value="6974" office:value-type="float">
            <text:p>6974</text:p>
          </table:table-cell>
          <table:table-cell ns41:value-type="float" table:style-name="TL Data" office:value="5751" office:value-type="float">
            <text:p>5751</text:p>
          </table:table-cell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52335" office:value-type="float">
            <text:p>52335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11699" office:value-type="float">
            <text:p>11699</text:p>
          </table:table-cell>
          <table:table-cell ns41:value-type="float" table:style-name="TL Data" office:value="9022" office:value-type="float">
            <text:p>9022</text:p>
          </table:table-cell>
          <table:table-cell ns41:value-type="float" table:style-name="TL Data" office:value="10536" office:value-type="float">
            <text:p>10536</text:p>
          </table:table-cell>
          <table:table-cell ns41:value-type="float" table:style-name="TL Data" office:value="2551" office:value-type="float">
            <text:p>2551</text:p>
          </table:table-cell>
          <table:table-cell ns41:value-type="float" table:style-name="TL Data" office:value="34491" office:value-type="float">
            <text:p>34491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035" office:value-type="float">
            <text:p>1035</text:p>
          </table:table-cell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088" office:value-type="float">
            <text:p>3088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6489" office:value-type="float">
            <text:p>6489</text:p>
          </table:table-cell>
          <table:table-cell ns41:value-type="float" table:style-name="TL Data" office:value="5814" office:value-type="float">
            <text:p>5814</text:p>
          </table:table-cell>
          <table:table-cell ns41:value-type="float" table:style-name="TL Data" office:value="7421" office:value-type="float">
            <text:p>7421</text:p>
          </table:table-cell>
          <table:table-cell ns41:value-type="float" table:style-name="TL Data" office:value="2840" office:value-type="float">
            <text:p>2840</text:p>
          </table:table-cell>
          <table:table-cell ns41:value-type="float" table:style-name="TL Data" office:value="22970" office:value-type="float">
            <text:p>2297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757" office:value-type="float">
            <text:p>757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5048" office:value-type="float">
            <text:p>5048</text:p>
          </table:table-cell>
          <table:table-cell ns41:value-type="float" table:style-name="TL Data" office:value="4626" office:value-type="float">
            <text:p>4626</text:p>
          </table:table-cell>
          <table:table-cell ns41:value-type="float" table:style-name="TL Data" office:value="4688" office:value-type="float">
            <text:p>4688</text:p>
          </table:table-cell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15656" office:value-type="float">
            <text:p>1565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1060" office:value-type="float">
            <text:p>1060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2540" office:value-type="float">
            <text:p>2540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10544" office:value-type="float">
            <text:p>10544</text:p>
          </table:table-cell>
          <table:table-cell ns41:value-type="float" table:style-name="TL Data" office:value="9268" office:value-type="float">
            <text:p>9268</text:p>
          </table:table-cell>
          <table:table-cell ns41:value-type="float" table:style-name="TL Data" office:value="10190" office:value-type="float">
            <text:p>10190</text:p>
          </table:table-cell>
          <table:table-cell ns41:value-type="float" table:style-name="TL Data" office:value="2610" office:value-type="float">
            <text:p>2610</text:p>
          </table:table-cell>
          <table:table-cell ns41:value-type="float" table:style-name="TL Data" office:value="33423" office:value-type="float">
            <text:p>3342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1339" office:value-type="float">
            <text:p>1339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3056" office:value-type="float">
            <text:p>3056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8452" office:value-type="float">
            <text:p>8452</text:p>
          </table:table-cell>
          <table:table-cell ns41:value-type="float" table:style-name="TL Data" office:value="4027" office:value-type="float">
            <text:p>4027</text:p>
          </table:table-cell>
          <table:table-cell ns41:value-type="float" table:style-name="TL Data" office:value="4385" office:value-type="float">
            <text:p>4385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403" office:value-type="float">
            <text:p>17403</text:p>
          </table:table-cell>
          <table:table-cell ns41:value-type="float" table:style-name="TL Data" office:value="2922" office:value-type="float">
            <text:p>2922</text:p>
          </table:table-cell>
          <table:table-cell ns41:value-type="float" table:style-name="TL Data" office:value="1744" office:value-type="float">
            <text:p>1744</text:p>
          </table:table-cell>
          <table:table-cell ns41:value-type="float" table:style-name="TL Data" office:value="7157" office:value-type="float">
            <text:p>7157</text:p>
          </table:table-cell>
          <table:table-cell ns41:value-type="float" table:style-name="TL Data" office:value="5318" office:value-type="float">
            <text:p>5318</text:p>
          </table:table-cell>
          <table:table-cell ns41:value-type="float" table:style-name="TL Data" office:value="3878" office:value-type="float">
            <text:p>3878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21455" office:value-type="float">
            <text:p>21455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3951" office:value-type="float">
            <text:p>3951</text:p>
          </table:table-cell>
          <table:table-cell ns41:value-type="float" table:style-name="TL Data" office:value="2455" office:value-type="float">
            <text:p>2455</text:p>
          </table:table-cell>
          <table:table-cell ns41:value-type="float" table:style-name="TL Data" office:value="2319" office:value-type="float">
            <text:p>2319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9940" office:value-type="float">
            <text:p>994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642" office:value-type="float">
            <text:p>1642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8511" office:value-type="float">
            <text:p>8511</text:p>
          </table:table-cell>
          <table:table-cell ns41:value-type="float" table:style-name="TL Data" office:value="11786" office:value-type="float">
            <text:p>11786</text:p>
          </table:table-cell>
          <table:table-cell ns41:value-type="float" table:style-name="TL Data" office:value="47960" office:value-type="float">
            <text:p>47960</text:p>
          </table:table-cell>
          <table:table-cell ns41:value-type="float" table:style-name="TL Data" office:value="26719" office:value-type="float">
            <text:p>26719</text:p>
          </table:table-cell>
          <table:table-cell ns41:value-type="float" table:style-name="TL Data" office:value="24005" office:value-type="float">
            <text:p>24005</text:p>
          </table:table-cell>
          <table:table-cell ns41:value-type="float" table:style-name="TL Data" office:value="2043" office:value-type="float">
            <text:p>2043</text:p>
          </table:table-cell>
          <table:table-cell ns41:value-type="float" table:style-name="TL Data" office:value="121024" office:value-type="float">
            <text:p>121024</text:p>
          </table:table-cell>
          <table:table-cell ns41:value-type="float" table:style-name="TL Data" office:value="16485" office:value-type="float">
            <text:p>16485</text:p>
          </table:table-cell>
          <table:table-cell ns41:value-type="float" table:style-name="TL Data" office:value="12721" office:value-type="float">
            <text:p>12721</text:p>
          </table:table-cell>
          <table:table-cell ns41:value-type="float" table:style-name="TL Data" office:value="19421" office:value-type="float">
            <text:p>19421</text:p>
          </table:table-cell>
          <table:table-cell ns41:value-type="float" table:style-name="TL Data" office:value="7996" office:value-type="float">
            <text:p>7996</text:p>
          </table:table-cell>
          <table:table-cell ns41:value-type="float" table:style-name="TL Data" office:value="5091" office:value-type="float">
            <text:p>5091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62014" office:value-type="float">
            <text:p>62014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4102" office:value-type="float">
            <text:p>4102</text:p>
          </table:table-cell>
          <table:table-cell ns41:value-type="float" table:style-name="TL Data" office:value="1957" office:value-type="float">
            <text:p>1957</text:p>
          </table:table-cell>
          <table:table-cell ns41:value-type="float" table:style-name="TL Data" office:value="7185" office:value-type="float">
            <text:p>7185</text:p>
          </table:table-cell>
          <table:table-cell ns41:value-type="float" table:style-name="TL Data" office:value="3885" office:value-type="float">
            <text:p>3885</text:p>
          </table:table-cell>
          <table:table-cell ns41:value-type="float" table:style-name="TL Data" office:value="3914" office:value-type="float">
            <text:p>3914</text:p>
          </table:table-cell>
          <table:table-cell ns41:value-type="float" table:style-name="TL Data" office:value="1106" office:value-type="float">
            <text:p>1106</text:p>
          </table:table-cell>
          <table:table-cell ns41:value-type="float" table:style-name="TL Data" office:value="22149" office:value-type="float">
            <text:p>2214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4" office:value-type="float">
            <text:p>64</text:p>
          </table:table-cell>
          <table:table-cell ns41:value-type="float" office:value="20" table:style-name="TL Data" table:number-columns-repeated="2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8" office:value-type="float">
            <text:p>218</text:p>
          </table:table-cell>
          <table:table-cell table:number-columns-repeated="1007"/>
        </table:table-row>
        <table:table-row table:style-name="ro1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28245" office:value-type="float">
            <text:p>28245</text:p>
          </table:table-cell>
          <table:table-cell ns41:value-type="float" table:style-name="TL Data" office:value="19983" office:value-type="float">
            <text:p>19983</text:p>
          </table:table-cell>
          <table:table-cell ns41:value-type="float" table:style-name="TL Data" office:value="77401" office:value-type="float">
            <text:p>77401</text:p>
          </table:table-cell>
          <table:table-cell ns41:value-type="float" table:style-name="TL Data" office:value="42600" office:value-type="float">
            <text:p>42600</text:p>
          </table:table-cell>
          <table:table-cell ns41:value-type="float" table:style-name="TL Data" office:value="43821" office:value-type="float">
            <text:p>43821</text:p>
          </table:table-cell>
          <table:table-cell ns41:value-type="float" table:style-name="TL Data" office:value="4781" office:value-type="float">
            <text:p>4781</text:p>
          </table:table-cell>
          <table:table-cell ns41:value-type="float" table:style-name="TL Data" office:value="216831" office:value-type="float">
            <text:p>216831</text:p>
          </table:table-cell>
          <table:table-cell ns41:value-type="float" table:style-name="TL Data" office:value="26583" office:value-type="float">
            <text:p>26583</text:p>
          </table:table-cell>
          <table:table-cell ns41:value-type="float" table:style-name="TL Data" office:value="13914" office:value-type="float">
            <text:p>13914</text:p>
          </table:table-cell>
          <table:table-cell ns41:value-type="float" table:style-name="TL Data" office:value="18576" office:value-type="float">
            <text:p>18576</text:p>
          </table:table-cell>
          <table:table-cell ns41:value-type="float" table:style-name="TL Data" office:value="7897" office:value-type="float">
            <text:p>7897</text:p>
          </table:table-cell>
          <table:table-cell ns41:value-type="float" table:style-name="TL Data" office:value="6667" office:value-type="float">
            <text:p>6667</text:p>
          </table:table-cell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74595" office:value-type="float">
            <text:p>74595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49740" office:value-type="float">
            <text:p>49740</text:p>
          </table:table-cell>
          <table:table-cell ns41:value-type="float" table:style-name="TL Data" office:value="40079" office:value-type="float">
            <text:p>40079</text:p>
          </table:table-cell>
          <table:table-cell ns41:value-type="float" table:style-name="TL Data" office:value="174662" office:value-type="float">
            <text:p>174662</text:p>
          </table:table-cell>
          <table:table-cell ns41:value-type="float" table:style-name="TL Data" office:value="104839" office:value-type="float">
            <text:p>104839</text:p>
          </table:table-cell>
          <table:table-cell ns41:value-type="float" table:style-name="TL Data" office:value="106973" office:value-type="float">
            <text:p>106973</text:p>
          </table:table-cell>
          <table:table-cell ns41:value-type="float" table:style-name="TL Data" office:value="17594" office:value-type="float">
            <text:p>17594</text:p>
          </table:table-cell>
          <table:table-cell ns41:value-type="float" table:style-name="TL Data" office:value="493887" office:value-type="float">
            <text:p>493887</text:p>
          </table:table-cell>
          <table:table-cell ns41:value-type="float" table:style-name="TL Data" office:value="46336" office:value-type="float">
            <text:p>46336</text:p>
          </table:table-cell>
          <table:table-cell ns41:value-type="float" table:style-name="TL Data" office:value="28925" office:value-type="float">
            <text:p>28925</text:p>
          </table:table-cell>
          <table:table-cell ns41:value-type="float" table:style-name="TL Data" office:value="48023" office:value-type="float">
            <text:p>48023</text:p>
          </table:table-cell>
          <table:table-cell ns41:value-type="float" table:style-name="TL Data" office:value="23894" office:value-type="float">
            <text:p>23894</text:p>
          </table:table-cell>
          <table:table-cell ns41:value-type="float" table:style-name="TL Data" office:value="19338" office:value-type="float">
            <text:p>19338</text:p>
          </table:table-cell>
          <table:table-cell ns41:value-type="float" table:style-name="TL Data" office:value="2849" office:value-type="float">
            <text:p>2849</text:p>
          </table:table-cell>
          <table:table-cell ns41:value-type="float" table:style-name="TL Data" office:value="169365" office:value-type="float">
            <text:p>169365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12816" office:value-type="float">
            <text:p>12816</text:p>
          </table:table-cell>
          <table:table-cell ns41:value-type="float" table:style-name="TL Data" office:value="9905" office:value-type="float">
            <text:p>9905</text:p>
          </table:table-cell>
          <table:table-cell ns41:value-type="float" table:style-name="TL Data" office:value="11883" office:value-type="float">
            <text:p>11883</text:p>
          </table:table-cell>
          <table:table-cell ns41:value-type="float" table:style-name="TL Data" office:value="3212" office:value-type="float">
            <text:p>3212</text:p>
          </table:table-cell>
          <table:table-cell ns41:value-type="float" table:style-name="TL Data" office:value="38585" office:value-type="float">
            <text:p>38585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1223" office:value-type="float">
            <text:p>1223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3727" office:value-type="float">
            <text:p>3727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8317" office:value-type="float">
            <text:p>8317</text:p>
          </table:table-cell>
          <table:table-cell ns41:value-type="float" table:style-name="TL Data" office:value="6971" office:value-type="float">
            <text:p>6971</text:p>
          </table:table-cell>
          <table:table-cell ns41:value-type="float" table:style-name="TL Data" office:value="8244" office:value-type="float">
            <text:p>8244</text:p>
          </table:table-cell>
          <table:table-cell ns41:value-type="float" table:style-name="TL Data" office:value="3485" office:value-type="float">
            <text:p>3485</text:p>
          </table:table-cell>
          <table:table-cell ns41:value-type="float" table:style-name="TL Data" office:value="27588" office:value-type="float">
            <text:p>2758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1078" office:value-type="float">
            <text:p>1078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5797" office:value-type="float">
            <text:p>5797</text:p>
          </table:table-cell>
          <table:table-cell ns41:value-type="float" table:style-name="TL Data" office:value="5345" office:value-type="float">
            <text:p>5345</text:p>
          </table:table-cell>
          <table:table-cell ns41:value-type="float" table:style-name="TL Data" office:value="5424" office:value-type="float">
            <text:p>5424</text:p>
          </table:table-cell>
          <table:table-cell ns41:value-type="float" table:style-name="TL Data" office:value="1400" office:value-type="float">
            <text:p>1400</text:p>
          </table:table-cell>
          <table:table-cell ns41:value-type="float" table:style-name="TL Data" office:value="18213" office:value-type="float">
            <text:p>182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1293" office:value-type="float">
            <text:p>1293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3079" office:value-type="float">
            <text:p>3079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12412" office:value-type="float">
            <text:p>12412</text:p>
          </table:table-cell>
          <table:table-cell ns41:value-type="float" table:style-name="TL Data" office:value="10038" office:value-type="float">
            <text:p>10038</text:p>
          </table:table-cell>
          <table:table-cell ns41:value-type="float" table:style-name="TL Data" office:value="11245" office:value-type="float">
            <text:p>11245</text:p>
          </table:table-cell>
          <table:table-cell ns41:value-type="float" table:style-name="TL Data" office:value="3072" office:value-type="float">
            <text:p>3072</text:p>
          </table:table-cell>
          <table:table-cell ns41:value-type="float" table:style-name="TL Data" office:value="37748" office:value-type="float">
            <text:p>3774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1547" office:value-type="float">
            <text:p>1547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3256" office:value-type="float">
            <text:p>3256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10394" office:value-type="float">
            <text:p>10394</text:p>
          </table:table-cell>
          <table:table-cell ns41:value-type="float" table:style-name="TL Data" office:value="5034" office:value-type="float">
            <text:p>5034</text:p>
          </table:table-cell>
          <table:table-cell ns41:value-type="float" table:style-name="TL Data" office:value="5355" office:value-type="float">
            <text:p>5355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445" office:value-type="float">
            <text:p>21445</text:p>
          </table:table-cell>
          <table:table-cell ns41:value-type="float" table:style-name="TL Data" office:value="4106" office:value-type="float">
            <text:p>4106</text:p>
          </table:table-cell>
          <table:table-cell ns41:value-type="float" table:style-name="TL Data" office:value="2437" office:value-type="float">
            <text:p>2437</text:p>
          </table:table-cell>
          <table:table-cell ns41:value-type="float" table:style-name="TL Data" office:value="8798" office:value-type="float">
            <text:p>8798</text:p>
          </table:table-cell>
          <table:table-cell ns41:value-type="float" table:style-name="TL Data" office:value="6153" office:value-type="float">
            <text:p>6153</text:p>
          </table:table-cell>
          <table:table-cell ns41:value-type="float" table:style-name="TL Data" office:value="4742" office:value-type="float">
            <text:p>4742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26800" office:value-type="float">
            <text:p>26800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3543" office:value-type="float">
            <text:p>3543</text:p>
          </table:table-cell>
          <table:table-cell ns41:value-type="float" table:style-name="TL Data" office:value="2146" office:value-type="float">
            <text:p>2146</text:p>
          </table:table-cell>
          <table:table-cell ns41:value-type="float" table:style-name="TL Data" office:value="2260" office:value-type="float">
            <text:p>2260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9282" office:value-type="float">
            <text:p>928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131" office:value-type="float">
            <text:p>1131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11406" office:value-type="float">
            <text:p>11406</text:p>
          </table:table-cell>
          <table:table-cell ns41:value-type="float" table:style-name="TL Data" office:value="14955" office:value-type="float">
            <text:p>14955</text:p>
          </table:table-cell>
          <table:table-cell ns41:value-type="float" table:style-name="TL Data" office:value="60206" office:value-type="float">
            <text:p>60206</text:p>
          </table:table-cell>
          <table:table-cell ns41:value-type="float" table:style-name="TL Data" office:value="32201" office:value-type="float">
            <text:p>32201</text:p>
          </table:table-cell>
          <table:table-cell ns41:value-type="float" table:style-name="TL Data" office:value="28554" office:value-type="float">
            <text:p>28554</text:p>
          </table:table-cell>
          <table:table-cell ns41:value-type="float" table:style-name="TL Data" office:value="2564" office:value-type="float">
            <text:p>2564</text:p>
          </table:table-cell>
          <table:table-cell ns41:value-type="float" table:style-name="TL Data" office:value="149886" office:value-type="float">
            <text:p>149886</text:p>
          </table:table-cell>
          <table:table-cell ns41:value-type="float" table:style-name="TL Data" office:value="23762" office:value-type="float">
            <text:p>23762</text:p>
          </table:table-cell>
          <table:table-cell ns41:value-type="float" table:style-name="TL Data" office:value="16621" office:value-type="float">
            <text:p>16621</text:p>
          </table:table-cell>
          <table:table-cell ns41:value-type="float" table:style-name="TL Data" office:value="23904" office:value-type="float">
            <text:p>23904</text:p>
          </table:table-cell>
          <table:table-cell ns41:value-type="float" table:style-name="TL Data" office:value="9301" office:value-type="float">
            <text:p>9301</text:p>
          </table:table-cell>
          <table:table-cell ns41:value-type="float" table:style-name="TL Data" office:value="6109" office:value-type="float">
            <text:p>6109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80154" office:value-type="float">
            <text:p>80154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6959" office:value-type="float">
            <text:p>6959</text:p>
          </table:table-cell>
          <table:table-cell ns41:value-type="float" table:style-name="TL Data" office:value="3149" office:value-type="float">
            <text:p>3149</text:p>
          </table:table-cell>
          <table:table-cell ns41:value-type="float" table:style-name="TL Data" office:value="12718" office:value-type="float">
            <text:p>12718</text:p>
          </table:table-cell>
          <table:table-cell ns41:value-type="float" table:style-name="TL Data" office:value="6762" office:value-type="float">
            <text:p>6762</text:p>
          </table:table-cell>
          <table:table-cell ns41:value-type="float" table:style-name="TL Data" office:value="6728" office:value-type="float">
            <text:p>6728</text:p>
          </table:table-cell>
          <table:table-cell ns41:value-type="float" table:style-name="TL Data" office:value="2367" office:value-type="float">
            <text:p>2367</text:p>
          </table:table-cell>
          <table:table-cell ns41:value-type="float" table:style-name="TL Data" office:value="38683" office:value-type="float">
            <text:p>38683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48" office:value-type="float">
            <text:p>748</text:p>
          </table:table-cell>
          <table:table-cell table:number-columns-repeated="1007"/>
        </table:table-row>
        <table:table-row table:style-name="ro1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41460" office:value-type="float">
            <text:p>41460</text:p>
          </table:table-cell>
          <table:table-cell ns41:value-type="float" table:style-name="TL Data" office:value="26643" office:value-type="float">
            <text:p>26643</text:p>
          </table:table-cell>
          <table:table-cell ns41:value-type="float" table:style-name="TL Data" office:value="105051" office:value-type="float">
            <text:p>105051</text:p>
          </table:table-cell>
          <table:table-cell ns41:value-type="float" table:style-name="TL Data" office:value="58437" office:value-type="float">
            <text:p>58437</text:p>
          </table:table-cell>
          <table:table-cell ns41:value-type="float" table:style-name="TL Data" office:value="55851" office:value-type="float">
            <text:p>55851</text:p>
          </table:table-cell>
          <table:table-cell ns41:value-type="float" table:style-name="TL Data" office:value="6272" office:value-type="float">
            <text:p>6272</text:p>
          </table:table-cell>
          <table:table-cell ns41:value-type="float" table:style-name="TL Data" office:value="293714" office:value-type="float">
            <text:p>293714</text:p>
          </table:table-cell>
          <table:table-cell ns41:value-type="float" table:style-name="TL Data" office:value="32165" office:value-type="float">
            <text:p>32165</text:p>
          </table:table-cell>
          <table:table-cell ns41:value-type="float" table:style-name="TL Data" office:value="14770" office:value-type="float">
            <text:p>14770</text:p>
          </table:table-cell>
          <table:table-cell ns41:value-type="float" table:style-name="TL Data" office:value="18902" office:value-type="float">
            <text:p>18902</text:p>
          </table:table-cell>
          <table:table-cell ns41:value-type="float" table:style-name="TL Data" office:value="8352" office:value-type="float">
            <text:p>8352</text:p>
          </table:table-cell>
          <table:table-cell ns41:value-type="float" table:style-name="TL Data" office:value="7098" office:value-type="float">
            <text:p>7098</text:p>
          </table:table-cell>
          <table:table-cell ns41:value-type="float" table:style-name="TL Data" office:value="1136" office:value-type="float">
            <text:p>1136</text:p>
          </table:table-cell>
          <table:table-cell ns41:value-type="float" table:style-name="TL Data" office:value="82423" office:value-type="float">
            <text:p>82423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70768" office:value-type="float">
            <text:p>70768</text:p>
          </table:table-cell>
          <table:table-cell ns41:value-type="float" table:style-name="TL Data" office:value="52346" office:value-type="float">
            <text:p>52346</text:p>
          </table:table-cell>
          <table:table-cell ns41:value-type="float" table:style-name="TL Data" office:value="226215" office:value-type="float">
            <text:p>226215</text:p>
          </table:table-cell>
          <table:table-cell ns41:value-type="float" table:style-name="TL Data" office:value="132352" office:value-type="float">
            <text:p>132352</text:p>
          </table:table-cell>
          <table:table-cell ns41:value-type="float" table:style-name="TL Data" office:value="130297" office:value-type="float">
            <text:p>130297</text:p>
          </table:table-cell>
          <table:table-cell ns41:value-type="float" table:style-name="TL Data" office:value="23166" office:value-type="float">
            <text:p>23166</text:p>
          </table:table-cell>
          <table:table-cell ns41:value-type="float" table:style-name="TL Data" office:value="635144" office:value-type="float">
            <text:p>635144</text:p>
          </table:table-cell>
          <table:table-cell ns41:value-type="float" table:style-name="TL Data" office:value="60735" office:value-type="float">
            <text:p>60735</text:p>
          </table:table-cell>
          <table:table-cell ns41:value-type="float" table:style-name="TL Data" office:value="34552" office:value-type="float">
            <text:p>34552</text:p>
          </table:table-cell>
          <table:table-cell ns41:value-type="float" table:style-name="TL Data" office:value="54408" office:value-type="float">
            <text:p>54408</text:p>
          </table:table-cell>
          <table:table-cell ns41:value-type="float" table:style-name="TL Data" office:value="26659" office:value-type="float">
            <text:p>26659</text:p>
          </table:table-cell>
          <table:table-cell ns41:value-type="float" table:style-name="TL Data" office:value="22389" office:value-type="float">
            <text:p>22389</text:p>
          </table:table-cell>
          <table:table-cell ns41:value-type="float" table:style-name="TL Data" office:value="3673" office:value-type="float">
            <text:p>3673</text:p>
          </table:table-cell>
          <table:table-cell ns41:value-type="float" table:style-name="TL Data" office:value="202396" office:value-type="float">
            <text:p>202396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810" office:value-type="float">
            <text:p>1810</text:p>
          </table:table-cell>
          <table:table-cell ns41:value-type="float" table:style-name="TL Data" office:value="1468" office:value-type="float">
            <text:p>1468</text:p>
          </table:table-cell>
          <table:table-cell ns41:value-type="float" table:style-name="TL Data" office:value="1778" office:value-type="float">
            <text:p>1778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5666" office:value-type="float">
            <text:p>566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4" office:value-type="float">
            <text:p>284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208" office:value-type="float">
            <text:p>2208</text:p>
          </table:table-cell>
          <table:table-cell ns41:value-type="float" table:style-name="TL Data" office:value="2523" office:value-type="float">
            <text:p>2523</text:p>
          </table:table-cell>
          <table:table-cell ns41:value-type="float" table:style-name="TL Data" office:value="3582" office:value-type="float">
            <text:p>3582</text:p>
          </table:table-cell>
          <table:table-cell ns41:value-type="float" table:style-name="TL Data" office:value="1803" office:value-type="float">
            <text:p>1803</text:p>
          </table:table-cell>
          <table:table-cell ns41:value-type="float" table:style-name="TL Data" office:value="10247" office:value-type="float">
            <text:p>1024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564" office:value-type="float">
            <text:p>564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872" office:value-type="float">
            <text:p>187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703" office:value-type="float">
            <text:p>703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531" office:value-type="float">
            <text:p>1531</text:p>
          </table:table-cell>
          <table:table-cell ns41:value-type="float" table:style-name="TL Data" office:value="1317" office:value-type="float">
            <text:p>1317</text:p>
          </table:table-cell>
          <table:table-cell ns41:value-type="float" table:style-name="TL Data" office:value="1516" office:value-type="float">
            <text:p>1516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4971" office:value-type="float">
            <text:p>497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89" office:value-type="float">
            <text:p>389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2558" office:value-type="float">
            <text:p>2558</text:p>
          </table:table-cell>
          <table:table-cell ns41:value-type="float" table:style-name="TL Data" office:value="1421" office:value-type="float">
            <text:p>1421</text:p>
          </table:table-cell>
          <table:table-cell ns41:value-type="float" table:style-name="TL Data" office:value="1770" office:value-type="float">
            <text:p>1770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023" office:value-type="float">
            <text:p>6023</text:p>
          </table:table-cell>
          <table:table-cell ns41:value-type="float" table:style-name="TL Data" office:value="1697" office:value-type="float">
            <text:p>1697</text:p>
          </table:table-cell>
          <table:table-cell ns41:value-type="float" table:style-name="TL Data" office:value="952" office:value-type="float">
            <text:p>952</text:p>
          </table:table-cell>
          <table:table-cell ns41:value-type="float" table:style-name="TL Data" office:value="2706" office:value-type="float">
            <text:p>2706</text:p>
          </table:table-cell>
          <table:table-cell ns41:value-type="float" table:style-name="TL Data" office:value="1863" office:value-type="float">
            <text:p>1863</text:p>
          </table:table-cell>
          <table:table-cell ns41:value-type="float" table:style-name="TL Data" office:value="1519" office:value-type="float">
            <text:p>1519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8980" office:value-type="float">
            <text:p>8980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1" office:value-type="float">
            <text:p>51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1182" office:value-type="float">
            <text:p>1182</text:p>
          </table:table-cell>
          <table:table-cell ns41:value-type="float" table:style-name="TL Data" office:value="5072" office:value-type="float">
            <text:p>5072</text:p>
          </table:table-cell>
          <table:table-cell ns41:value-type="float" table:style-name="TL Data" office:value="2161" office:value-type="float">
            <text:p>2161</text:p>
          </table:table-cell>
          <table:table-cell ns41:value-type="float" table:style-name="TL Data" office:value="1764" office:value-type="float">
            <text:p>1764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1137" office:value-type="float">
            <text:p>11137</text:p>
          </table:table-cell>
          <table:table-cell ns41:value-type="float" table:style-name="TL Data" office:value="1292" office:value-type="float">
            <text:p>1292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1128" office:value-type="float">
            <text:p>1128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084" office:value-type="float">
            <text:p>4084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2144" office:value-type="float">
            <text:p>2144</text:p>
          </table:table-cell>
          <table:table-cell ns41:value-type="float" table:style-name="TL Data" office:value="1014" office:value-type="float">
            <text:p>1014</text:p>
          </table:table-cell>
          <table:table-cell ns41:value-type="float" table:style-name="TL Data" office:value="4676" office:value-type="float">
            <text:p>4676</text:p>
          </table:table-cell>
          <table:table-cell ns41:value-type="float" table:style-name="TL Data" office:value="2693" office:value-type="float">
            <text:p>2693</text:p>
          </table:table-cell>
          <table:table-cell ns41:value-type="float" table:style-name="TL Data" office:value="3157" office:value-type="float">
            <text:p>3157</text:p>
          </table:table-cell>
          <table:table-cell ns41:value-type="float" table:style-name="TL Data" office:value="1238" office:value-type="float">
            <text:p>1238</text:p>
          </table:table-cell>
          <table:table-cell ns41:value-type="float" table:style-name="TL Data" office:value="14922" office:value-type="float">
            <text:p>14922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29" office:value-type="float">
            <text:p>929</text:p>
          </table:table-cell>
          <table:table-cell table:number-columns-repeated="1007"/>
        </table:table-row>
        <table:table-row table:style-name="ro1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3341" office:value-type="float">
            <text:p>3341</text:p>
          </table:table-cell>
          <table:table-cell ns41:value-type="float" table:style-name="TL Data" office:value="2225" office:value-type="float">
            <text:p>2225</text:p>
          </table:table-cell>
          <table:table-cell ns41:value-type="float" table:style-name="TL Data" office:value="8933" office:value-type="float">
            <text:p>8933</text:p>
          </table:table-cell>
          <table:table-cell ns41:value-type="float" table:style-name="TL Data" office:value="4507" office:value-type="float">
            <text:p>4507</text:p>
          </table:table-cell>
          <table:table-cell ns41:value-type="float" table:style-name="TL Data" office:value="4217" office:value-type="float">
            <text:p>4217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23792" office:value-type="float">
            <text:p>23792</text:p>
          </table:table-cell>
          <table:table-cell ns41:value-type="float" table:style-name="TL Data" office:value="2990" office:value-type="float">
            <text:p>2990</text:p>
          </table:table-cell>
          <table:table-cell ns41:value-type="float" table:style-name="TL Data" office:value="1290" office:value-type="float">
            <text:p>1290</text:p>
          </table:table-cell>
          <table:table-cell ns41:value-type="float" table:style-name="TL Data" office:value="1333" office:value-type="float">
            <text:p>1333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7011" office:value-type="float">
            <text:p>7011</text:p>
          </table:table-cell>
          <table:table-cell table:number-columns-repeated="1007"/>
        </table:table-row>
        <table:table-row table:style-name="ro2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8869" office:value-type="float">
            <text:p>8869</text:p>
          </table:table-cell>
          <table:table-cell ns41:value-type="float" table:style-name="TL Data" office:value="6150" office:value-type="float">
            <text:p>6150</text:p>
          </table:table-cell>
          <table:table-cell ns41:value-type="float" table:style-name="TL Data" office:value="26722" office:value-type="float">
            <text:p>26722</text:p>
          </table:table-cell>
          <table:table-cell ns41:value-type="float" table:style-name="TL Data" office:value="15530" office:value-type="float">
            <text:p>15530</text:p>
          </table:table-cell>
          <table:table-cell ns41:value-type="float" table:style-name="TL Data" office:value="16760" office:value-type="float">
            <text:p>16760</text:p>
          </table:table-cell>
          <table:table-cell ns41:value-type="float" table:style-name="TL Data" office:value="5080" office:value-type="float">
            <text:p>5080</text:p>
          </table:table-cell>
          <table:table-cell ns41:value-type="float" table:style-name="TL Data" office:value="79111" office:value-type="float">
            <text:p>79111</text:p>
          </table:table-cell>
          <table:table-cell ns41:value-type="float" table:style-name="TL Data" office:value="6412" office:value-type="float">
            <text:p>6412</text:p>
          </table:table-cell>
          <table:table-cell ns41:value-type="float" table:style-name="TL Data" office:value="3300" office:value-type="float">
            <text:p>3300</text:p>
          </table:table-cell>
          <table:table-cell ns41:value-type="float" table:style-name="TL Data" office:value="5587" office:value-type="float">
            <text:p>5587</text:p>
          </table:table-cell>
          <table:table-cell ns41:value-type="float" table:style-name="TL Data" office:value="3442" office:value-type="float">
            <text:p>3442</text:p>
          </table:table-cell>
          <table:table-cell ns41:value-type="float" table:style-name="TL Data" office:value="3397" office:value-type="float">
            <text:p>3397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TL Data" office:value="22995" office:value-type="float">
            <text:p>22995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7683" office:value-type="float">
            <text:p>7683</text:p>
          </table:table-cell>
          <table:table-cell ns41:value-type="float" table:style-name="TL Data" office:value="5359" office:value-type="float">
            <text:p>5359</text:p>
          </table:table-cell>
          <table:table-cell ns41:value-type="float" table:style-name="TL Data" office:value="5679" office:value-type="float">
            <text:p>5679</text:p>
          </table:table-cell>
          <table:table-cell ns41:value-type="float" table:style-name="TL Data" office:value="1575" office:value-type="float">
            <text:p>1575</text:p>
          </table:table-cell>
          <table:table-cell ns41:value-type="float" table:style-name="TL Data" office:value="20739" office:value-type="float">
            <text:p>20739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806" office:value-type="float">
            <text:p>1806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8264" office:value-type="float">
            <text:p>8264</text:p>
          </table:table-cell>
          <table:table-cell ns41:value-type="float" table:style-name="TL Data" office:value="8438" office:value-type="float">
            <text:p>8438</text:p>
          </table:table-cell>
          <table:table-cell ns41:value-type="float" table:style-name="TL Data" office:value="11316" office:value-type="float">
            <text:p>11316</text:p>
          </table:table-cell>
          <table:table-cell ns41:value-type="float" table:style-name="TL Data" office:value="5616" office:value-type="float">
            <text:p>5616</text:p>
          </table:table-cell>
          <table:table-cell ns41:value-type="float" table:style-name="TL Data" office:value="34000" office:value-type="float">
            <text:p>3400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1041" office:value-type="float">
            <text:p>1041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2430" office:value-type="float">
            <text:p>2430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195" office:value-type="float">
            <text:p>2195</text:p>
          </table:table-cell>
          <table:table-cell ns41:value-type="float" table:style-name="TL Data" office:value="1954" office:value-type="float">
            <text:p>1954</text:p>
          </table:table-cell>
          <table:table-cell ns41:value-type="float" table:style-name="TL Data" office:value="1799" office:value-type="float">
            <text:p>1799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6643" office:value-type="float">
            <text:p>664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856" office:value-type="float">
            <text:p>1856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4525" office:value-type="float">
            <text:p>4525</text:p>
          </table:table-cell>
          <table:table-cell ns41:value-type="float" table:style-name="TL Data" office:value="3474" office:value-type="float">
            <text:p>3474</text:p>
          </table:table-cell>
          <table:table-cell ns41:value-type="float" table:style-name="TL Data" office:value="3536" office:value-type="float">
            <text:p>3536</text:p>
          </table:table-cell>
          <table:table-cell ns41:value-type="float" table:style-name="TL Data" office:value="1063" office:value-type="float">
            <text:p>1063</text:p>
          </table:table-cell>
          <table:table-cell ns41:value-type="float" table:style-name="TL Data" office:value="13034" office:value-type="float">
            <text:p>1303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991" office:value-type="float">
            <text:p>991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14737" office:value-type="float">
            <text:p>14737</text:p>
          </table:table-cell>
          <table:table-cell ns41:value-type="float" table:style-name="TL Data" office:value="6815" office:value-type="float">
            <text:p>6815</text:p>
          </table:table-cell>
          <table:table-cell ns41:value-type="float" table:style-name="TL Data" office:value="8655" office:value-type="float">
            <text:p>8655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1098" office:value-type="float">
            <text:p>31098</text:p>
          </table:table-cell>
          <table:table-cell ns41:value-type="float" table:style-name="TL Data" office:value="9096" office:value-type="float">
            <text:p>9096</text:p>
          </table:table-cell>
          <table:table-cell ns41:value-type="float" table:style-name="TL Data" office:value="4882" office:value-type="float">
            <text:p>4882</text:p>
          </table:table-cell>
          <table:table-cell ns41:value-type="float" table:style-name="TL Data" office:value="11550" office:value-type="float">
            <text:p>11550</text:p>
          </table:table-cell>
          <table:table-cell ns41:value-type="float" table:style-name="TL Data" office:value="6297" office:value-type="float">
            <text:p>6297</text:p>
          </table:table-cell>
          <table:table-cell ns41:value-type="float" table:style-name="TL Data" office:value="4898" office:value-type="float">
            <text:p>4898</text:p>
          </table:table-cell>
          <table:table-cell ns41:value-type="float" table:style-name="TL Data" office:value="919" office:value-type="float">
            <text:p>919</text:p>
          </table:table-cell>
          <table:table-cell ns41:value-type="float" table:style-name="TL Data" office:value="37642" office:value-type="float">
            <text:p>37642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112" office:value-type="float">
            <text:p>1112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461" office:value-type="float">
            <text:p>2461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1" office:value-type="float">
            <text:p>131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3962" office:value-type="float">
            <text:p>3962</text:p>
          </table:table-cell>
          <table:table-cell ns41:value-type="float" table:style-name="TL Data" office:value="5640" office:value-type="float">
            <text:p>5640</text:p>
          </table:table-cell>
          <table:table-cell ns41:value-type="float" table:style-name="TL Data" office:value="22931" office:value-type="float">
            <text:p>22931</text:p>
          </table:table-cell>
          <table:table-cell ns41:value-type="float" table:style-name="TL Data" office:value="10285" office:value-type="float">
            <text:p>10285</text:p>
          </table:table-cell>
          <table:table-cell ns41:value-type="float" table:style-name="TL Data" office:value="7457" office:value-type="float">
            <text:p>7457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50999" office:value-type="float">
            <text:p>50999</text:p>
          </table:table-cell>
          <table:table-cell ns41:value-type="float" table:style-name="TL Data" office:value="6751" office:value-type="float">
            <text:p>6751</text:p>
          </table:table-cell>
          <table:table-cell ns41:value-type="float" table:style-name="TL Data" office:value="5096" office:value-type="float">
            <text:p>5096</text:p>
          </table:table-cell>
          <table:table-cell ns41:value-type="float" table:style-name="TL Data" office:value="7893" office:value-type="float">
            <text:p>7893</text:p>
          </table:table-cell>
          <table:table-cell ns41:value-type="float" table:style-name="TL Data" office:value="2534" office:value-type="float">
            <text:p>2534</text:p>
          </table:table-cell>
          <table:table-cell ns41:value-type="float" table:style-name="TL Data" office:value="1614" office:value-type="float">
            <text:p>1614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4165" office:value-type="float">
            <text:p>24165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4328" office:value-type="float">
            <text:p>4328</text:p>
          </table:table-cell>
          <table:table-cell ns41:value-type="float" table:style-name="TL Data" office:value="1757" office:value-type="float">
            <text:p>1757</text:p>
          </table:table-cell>
          <table:table-cell ns41:value-type="float" table:style-name="TL Data" office:value="5645" office:value-type="float">
            <text:p>5645</text:p>
          </table:table-cell>
          <table:table-cell ns41:value-type="float" table:style-name="TL Data" office:value="2704" office:value-type="float">
            <text:p>2704</text:p>
          </table:table-cell>
          <table:table-cell ns41:value-type="float" table:style-name="TL Data" office:value="2886" office:value-type="float">
            <text:p>2886</text:p>
          </table:table-cell>
          <table:table-cell ns41:value-type="float" table:style-name="TL Data" office:value="1077" office:value-type="float">
            <text:p>1077</text:p>
          </table:table-cell>
          <table:table-cell ns41:value-type="float" table:style-name="TL Data" office:value="18397" office:value-type="float">
            <text:p>18397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378" office:value-type="float">
            <text:p>1378</text:p>
          </table:table-cell>
          <table:table-cell table:number-columns-repeated="1007"/>
        </table:table-row>
        <table:table-row table:style-name="ro1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26322" office:value-type="float">
            <text:p>26322</text:p>
          </table:table-cell>
          <table:table-cell ns41:value-type="float" table:style-name="TL Data" office:value="14890" office:value-type="float">
            <text:p>14890</text:p>
          </table:table-cell>
          <table:table-cell ns41:value-type="float" table:style-name="TL Data" office:value="51287" office:value-type="float">
            <text:p>51287</text:p>
          </table:table-cell>
          <table:table-cell ns41:value-type="float" table:style-name="TL Data" office:value="25468" office:value-type="float">
            <text:p>25468</text:p>
          </table:table-cell>
          <table:table-cell ns41:value-type="float" table:style-name="TL Data" office:value="20042" office:value-type="float">
            <text:p>20042</text:p>
          </table:table-cell>
          <table:table-cell ns41:value-type="float" table:style-name="TL Data" office:value="2184" office:value-type="float">
            <text:p>2184</text:p>
          </table:table-cell>
          <table:table-cell ns41:value-type="float" table:style-name="TL Data" office:value="140193" office:value-type="float">
            <text:p>140193</text:p>
          </table:table-cell>
          <table:table-cell ns41:value-type="float" table:style-name="TL Data" office:value="21577" office:value-type="float">
            <text:p>21577</text:p>
          </table:table-cell>
          <table:table-cell ns41:value-type="float" table:style-name="TL Data" office:value="9440" office:value-type="float">
            <text:p>9440</text:p>
          </table:table-cell>
          <table:table-cell ns41:value-type="float" table:style-name="TL Data" office:value="8998" office:value-type="float">
            <text:p>8998</text:p>
          </table:table-cell>
          <table:table-cell ns41:value-type="float" table:style-name="TL Data" office:value="2673" office:value-type="float">
            <text:p>2673</text:p>
          </table:table-cell>
          <table:table-cell ns41:value-type="float" table:style-name="TL Data" office:value="2219" office:value-type="float">
            <text:p>2219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45750" office:value-type="float">
            <text:p>45750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49636" office:value-type="float">
            <text:p>49636</text:p>
          </table:table-cell>
          <table:table-cell ns41:value-type="float" table:style-name="TL Data" office:value="30332" office:value-type="float">
            <text:p>30332</text:p>
          </table:table-cell>
          <table:table-cell ns41:value-type="float" table:style-name="TL Data" office:value="112297" office:value-type="float">
            <text:p>112297</text:p>
          </table:table-cell>
          <table:table-cell ns41:value-type="float" table:style-name="TL Data" office:value="58963" office:value-type="float">
            <text:p>58963</text:p>
          </table:table-cell>
          <table:table-cell ns41:value-type="float" table:style-name="TL Data" office:value="53357" office:value-type="float">
            <text:p>53357</text:p>
          </table:table-cell>
          <table:table-cell ns41:value-type="float" table:style-name="TL Data" office:value="12979" office:value-type="float">
            <text:p>12979</text:p>
          </table:table-cell>
          <table:table-cell ns41:value-type="float" table:style-name="TL Data" office:value="317564" office:value-type="float">
            <text:p>317564</text:p>
          </table:table-cell>
          <table:table-cell ns41:value-type="float" table:style-name="TL Data" office:value="38366" office:value-type="float">
            <text:p>38366</text:p>
          </table:table-cell>
          <table:table-cell ns41:value-type="float" table:style-name="TL Data" office:value="20011" office:value-type="float">
            <text:p>20011</text:p>
          </table:table-cell>
          <table:table-cell ns41:value-type="float" table:style-name="TL Data" office:value="29968" office:value-type="float">
            <text:p>29968</text:p>
          </table:table-cell>
          <table:table-cell ns41:value-type="float" table:style-name="TL Data" office:value="13021" office:value-type="float">
            <text:p>13021</text:p>
          </table:table-cell>
          <table:table-cell ns41:value-type="float" table:style-name="TL Data" office:value="11434" office:value-type="float">
            <text:p>11434</text:p>
          </table:table-cell>
          <table:table-cell ns41:value-type="float" table:style-name="TL Data" office:value="3349" office:value-type="float">
            <text:p>3349</text:p>
          </table:table-cell>
          <table:table-cell ns41:value-type="float" table:style-name="TL Data" office:value="116149" office:value-type="float">
            <text:p>116149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4298" office:value-type="float">
            <text:p>4298</text:p>
          </table:table-cell>
          <table:table-cell ns41:value-type="float" table:style-name="TL Data" office:value="2626" office:value-type="float">
            <text:p>2626</text:p>
          </table:table-cell>
          <table:table-cell ns41:value-type="float" table:style-name="TL Data" office:value="3041" office:value-type="float">
            <text:p>3041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11063" office:value-type="float">
            <text:p>11063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565" office:value-type="float">
            <text:p>1565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3676" office:value-type="float">
            <text:p>3676</text:p>
          </table:table-cell>
          <table:table-cell ns41:value-type="float" table:style-name="TL Data" office:value="4026" office:value-type="float">
            <text:p>4026</text:p>
          </table:table-cell>
          <table:table-cell ns41:value-type="float" table:style-name="TL Data" office:value="6164" office:value-type="float">
            <text:p>6164</text:p>
          </table:table-cell>
          <table:table-cell ns41:value-type="float" table:style-name="TL Data" office:value="3775" office:value-type="float">
            <text:p>3775</text:p>
          </table:table-cell>
          <table:table-cell ns41:value-type="float" table:style-name="TL Data" office:value="17825" office:value-type="float">
            <text:p>1782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1767" office:value-type="float">
            <text:p>1767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136" office:value-type="float">
            <text:p>1136</text:p>
          </table:table-cell>
          <table:table-cell ns41:value-type="float" table:style-name="TL Data" office:value="982" office:value-type="float">
            <text:p>982</text:p>
          </table:table-cell>
          <table:table-cell ns41:value-type="float" table:style-name="TL Data" office:value="1200" office:value-type="float">
            <text:p>1200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729" office:value-type="float">
            <text:p>372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217" office:value-type="float">
            <text:p>1217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299" office:value-type="float">
            <text:p>2299</text:p>
          </table:table-cell>
          <table:table-cell ns41:value-type="float" table:style-name="TL Data" office:value="1729" office:value-type="float">
            <text:p>1729</text:p>
          </table:table-cell>
          <table:table-cell ns41:value-type="float" table:style-name="TL Data" office:value="2103" office:value-type="float">
            <text:p>2103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6895" office:value-type="float">
            <text:p>6895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618" office:value-type="float">
            <text:p>618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7078" office:value-type="float">
            <text:p>7078</text:p>
          </table:table-cell>
          <table:table-cell ns41:value-type="float" table:style-name="TL Data" office:value="3380" office:value-type="float">
            <text:p>3380</text:p>
          </table:table-cell>
          <table:table-cell ns41:value-type="float" table:style-name="TL Data" office:value="4275" office:value-type="float">
            <text:p>4275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221" office:value-type="float">
            <text:p>15221</text:p>
          </table:table-cell>
          <table:table-cell ns41:value-type="float" table:style-name="TL Data" office:value="5430" office:value-type="float">
            <text:p>5430</text:p>
          </table:table-cell>
          <table:table-cell ns41:value-type="float" table:style-name="TL Data" office:value="3023" office:value-type="float">
            <text:p>3023</text:p>
          </table:table-cell>
          <table:table-cell ns41:value-type="float" table:style-name="TL Data" office:value="7162" office:value-type="float">
            <text:p>7162</text:p>
          </table:table-cell>
          <table:table-cell ns41:value-type="float" table:style-name="TL Data" office:value="4115" office:value-type="float">
            <text:p>4115</text:p>
          </table:table-cell>
          <table:table-cell ns41:value-type="float" table:style-name="TL Data" office:value="3825" office:value-type="float">
            <text:p>3825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24422" office:value-type="float">
            <text:p>24422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531" office:value-type="float">
            <text:p>153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1" office:value-type="float">
            <text:p>71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2305" office:value-type="float">
            <text:p>2305</text:p>
          </table:table-cell>
          <table:table-cell ns41:value-type="float" table:style-name="TL Data" office:value="3426" office:value-type="float">
            <text:p>3426</text:p>
          </table:table-cell>
          <table:table-cell ns41:value-type="float" table:style-name="TL Data" office:value="13311" office:value-type="float">
            <text:p>13311</text:p>
          </table:table-cell>
          <table:table-cell ns41:value-type="float" table:style-name="TL Data" office:value="5695" office:value-type="float">
            <text:p>5695</text:p>
          </table:table-cell>
          <table:table-cell ns41:value-type="float" table:style-name="TL Data" office:value="4527" office:value-type="float">
            <text:p>4527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29671" office:value-type="float">
            <text:p>29671</text:p>
          </table:table-cell>
          <table:table-cell ns41:value-type="float" table:style-name="TL Data" office:value="3517" office:value-type="float">
            <text:p>3517</text:p>
          </table:table-cell>
          <table:table-cell ns41:value-type="float" table:style-name="TL Data" office:value="2630" office:value-type="float">
            <text:p>2630</text:p>
          </table:table-cell>
          <table:table-cell ns41:value-type="float" table:style-name="TL Data" office:value="3862" office:value-type="float">
            <text:p>3862</text:p>
          </table:table-cell>
          <table:table-cell ns41:value-type="float" table:style-name="TL Data" office:value="1456" office:value-type="float">
            <text:p>1456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2549" office:value-type="float">
            <text:p>12549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2052" office:value-type="float">
            <text:p>2052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2045" office:value-type="float">
            <text:p>2045</text:p>
          </table:table-cell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1030" office:value-type="float">
            <text:p>1030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7259" office:value-type="float">
            <text:p>7259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952" office:value-type="float">
            <text:p>952</text:p>
          </table:table-cell>
          <table:table-cell table:number-columns-repeated="1007"/>
        </table:table-row>
        <table:table-row table:style-name="ro1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16828" office:value-type="float">
            <text:p>16828</text:p>
          </table:table-cell>
          <table:table-cell ns41:value-type="float" table:style-name="TL Data" office:value="10838" office:value-type="float">
            <text:p>10838</text:p>
          </table:table-cell>
          <table:table-cell ns41:value-type="float" table:style-name="TL Data" office:value="35344" office:value-type="float">
            <text:p>35344</text:p>
          </table:table-cell>
          <table:table-cell ns41:value-type="float" table:style-name="TL Data" office:value="17706" office:value-type="float">
            <text:p>17706</text:p>
          </table:table-cell>
          <table:table-cell ns41:value-type="float" table:style-name="TL Data" office:value="12432" office:value-type="float">
            <text:p>12432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93972" office:value-type="float">
            <text:p>93972</text:p>
          </table:table-cell>
          <table:table-cell ns41:value-type="float" table:style-name="TL Data" office:value="10562" office:value-type="float">
            <text:p>10562</text:p>
          </table:table-cell>
          <table:table-cell ns41:value-type="float" table:style-name="TL Data" office:value="4378" office:value-type="float">
            <text:p>4378</text:p>
          </table:table-cell>
          <table:table-cell ns41:value-type="float" table:style-name="TL Data" office:value="4332" office:value-type="float">
            <text:p>4332</text:p>
          </table:table-cell>
          <table:table-cell ns41:value-type="float" table:style-name="TL Data" office:value="1643" office:value-type="float">
            <text:p>1643</text:p>
          </table:table-cell>
          <table:table-cell ns41:value-type="float" table:style-name="TL Data" office:value="1408" office:value-type="float">
            <text:p>1408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22712" office:value-type="float">
            <text:p>22712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8440" office:value-type="float">
            <text:p>28440</text:p>
          </table:table-cell>
          <table:table-cell ns41:value-type="float" table:style-name="TL Data" office:value="18977" office:value-type="float">
            <text:p>18977</text:p>
          </table:table-cell>
          <table:table-cell ns41:value-type="float" table:style-name="TL Data" office:value="67039" office:value-type="float">
            <text:p>67039</text:p>
          </table:table-cell>
          <table:table-cell ns41:value-type="float" table:style-name="TL Data" office:value="34493" office:value-type="float">
            <text:p>34493</text:p>
          </table:table-cell>
          <table:table-cell ns41:value-type="float" table:style-name="TL Data" office:value="30864" office:value-type="float">
            <text:p>30864</text:p>
          </table:table-cell>
          <table:table-cell ns41:value-type="float" table:style-name="TL Data" office:value="7353" office:value-type="float">
            <text:p>7353</text:p>
          </table:table-cell>
          <table:table-cell ns41:value-type="float" table:style-name="TL Data" office:value="187166" office:value-type="float">
            <text:p>187166</text:p>
          </table:table-cell>
          <table:table-cell ns41:value-type="float" table:style-name="TL Data" office:value="20104" office:value-type="float">
            <text:p>20104</text:p>
          </table:table-cell>
          <table:table-cell ns41:value-type="float" table:style-name="TL Data" office:value="10545" office:value-type="float">
            <text:p>10545</text:p>
          </table:table-cell>
          <table:table-cell ns41:value-type="float" table:style-name="TL Data" office:value="16637" office:value-type="float">
            <text:p>16637</text:p>
          </table:table-cell>
          <table:table-cell ns41:value-type="float" table:style-name="TL Data" office:value="8173" office:value-type="float">
            <text:p>8173</text:p>
          </table:table-cell>
          <table:table-cell ns41:value-type="float" table:style-name="TL Data" office:value="8096" office:value-type="float">
            <text:p>8096</text:p>
          </table:table-cell>
          <table:table-cell ns41:value-type="float" table:style-name="TL Data" office:value="2318" office:value-type="float">
            <text:p>2318</text:p>
          </table:table-cell>
          <table:table-cell ns41:value-type="float" table:style-name="TL Data" office:value="65873" office:value-type="float">
            <text:p>65873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5170" office:value-type="float">
            <text:p>5170</text:p>
          </table:table-cell>
          <table:table-cell ns41:value-type="float" table:style-name="TL Data" office:value="3935" office:value-type="float">
            <text:p>3935</text:p>
          </table:table-cell>
          <table:table-cell ns41:value-type="float" table:style-name="TL Data" office:value="4444" office:value-type="float">
            <text:p>4444</text:p>
          </table:table-cell>
          <table:table-cell ns41:value-type="float" table:style-name="TL Data" office:value="1029" office:value-type="float">
            <text:p>1029</text:p>
          </table:table-cell>
          <table:table-cell ns41:value-type="float" table:style-name="TL Data" office:value="14930" office:value-type="float">
            <text:p>1493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686" office:value-type="float">
            <text:p>1686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4" office:value-type="float">
            <text:p>34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246" office:value-type="float">
            <text:p>2246</text:p>
          </table:table-cell>
          <table:table-cell ns41:value-type="float" table:style-name="TL Data" office:value="2192" office:value-type="float">
            <text:p>2192</text:p>
          </table:table-cell>
          <table:table-cell ns41:value-type="float" table:style-name="TL Data" office:value="2145" office:value-type="float">
            <text:p>2145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7151" office:value-type="float">
            <text:p>715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035" office:value-type="float">
            <text:p>1035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4879" office:value-type="float">
            <text:p>4879</text:p>
          </table:table-cell>
          <table:table-cell ns41:value-type="float" table:style-name="TL Data" office:value="4269" office:value-type="float">
            <text:p>4269</text:p>
          </table:table-cell>
          <table:table-cell ns41:value-type="float" table:style-name="TL Data" office:value="4576" office:value-type="float">
            <text:p>4576</text:p>
          </table:table-cell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15186" office:value-type="float">
            <text:p>1518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837" office:value-type="float">
            <text:p>1837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1238" office:value-type="float">
            <text:p>1238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08" office:value-type="float">
            <text:p>2708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2272" office:value-type="float">
            <text:p>2272</text:p>
          </table:table-cell>
          <table:table-cell ns41:value-type="float" table:style-name="TL Data" office:value="1858" office:value-type="float">
            <text:p>1858</text:p>
          </table:table-cell>
          <table:table-cell ns41:value-type="float" table:style-name="TL Data" office:value="1277" office:value-type="float">
            <text:p>1277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6534" office:value-type="float">
            <text:p>6534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2343" office:value-type="float">
            <text:p>2343</text:p>
          </table:table-cell>
          <table:table-cell ns41:value-type="float" table:style-name="TL Data" office:value="1313" office:value-type="float">
            <text:p>1313</text:p>
          </table:table-cell>
          <table:table-cell ns41:value-type="float" table:style-name="TL Data" office:value="1271" office:value-type="float">
            <text:p>1271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5607" office:value-type="float">
            <text:p>560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109" office:value-type="float">
            <text:p>1109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4488" office:value-type="float">
            <text:p>4488</text:p>
          </table:table-cell>
          <table:table-cell ns41:value-type="float" table:style-name="TL Data" office:value="6266" office:value-type="float">
            <text:p>6266</text:p>
          </table:table-cell>
          <table:table-cell ns41:value-type="float" table:style-name="TL Data" office:value="25180" office:value-type="float">
            <text:p>25180</text:p>
          </table:table-cell>
          <table:table-cell ns41:value-type="float" table:style-name="TL Data" office:value="14053" office:value-type="float">
            <text:p>14053</text:p>
          </table:table-cell>
          <table:table-cell ns41:value-type="float" table:style-name="TL Data" office:value="13103" office:value-type="float">
            <text:p>13103</text:p>
          </table:table-cell>
          <table:table-cell ns41:value-type="float" table:style-name="TL Data" office:value="1043" office:value-type="float">
            <text:p>1043</text:p>
          </table:table-cell>
          <table:table-cell ns41:value-type="float" table:style-name="TL Data" office:value="64133" office:value-type="float">
            <text:p>64133</text:p>
          </table:table-cell>
          <table:table-cell ns41:value-type="float" table:style-name="TL Data" office:value="8806" office:value-type="float">
            <text:p>8806</text:p>
          </table:table-cell>
          <table:table-cell ns41:value-type="float" table:style-name="TL Data" office:value="6838" office:value-type="float">
            <text:p>6838</text:p>
          </table:table-cell>
          <table:table-cell ns41:value-type="float" table:style-name="TL Data" office:value="11293" office:value-type="float">
            <text:p>11293</text:p>
          </table:table-cell>
          <table:table-cell ns41:value-type="float" table:style-name="TL Data" office:value="4785" office:value-type="float">
            <text:p>4785</text:p>
          </table:table-cell>
          <table:table-cell ns41:value-type="float" table:style-name="TL Data" office:value="3033" office:value-type="float">
            <text:p>3033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34893" office:value-type="float">
            <text:p>34893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866" office:value-type="float">
            <text:p>186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1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13815" office:value-type="float">
            <text:p>13815</text:p>
          </table:table-cell>
          <table:table-cell ns41:value-type="float" table:style-name="TL Data" office:value="10106" office:value-type="float">
            <text:p>10106</text:p>
          </table:table-cell>
          <table:table-cell ns41:value-type="float" table:style-name="TL Data" office:value="40203" office:value-type="float">
            <text:p>40203</text:p>
          </table:table-cell>
          <table:table-cell ns41:value-type="float" table:style-name="TL Data" office:value="23194" office:value-type="float">
            <text:p>23194</text:p>
          </table:table-cell>
          <table:table-cell ns41:value-type="float" table:style-name="TL Data" office:value="25249" office:value-type="float">
            <text:p>25249</text:p>
          </table:table-cell>
          <table:table-cell ns41:value-type="float" table:style-name="TL Data" office:value="2611" office:value-type="float">
            <text:p>2611</text:p>
          </table:table-cell>
          <table:table-cell ns41:value-type="float" table:style-name="TL Data" office:value="115178" office:value-type="float">
            <text:p>115178</text:p>
          </table:table-cell>
          <table:table-cell ns41:value-type="float" table:style-name="TL Data" office:value="13192" office:value-type="float">
            <text:p>13192</text:p>
          </table:table-cell>
          <table:table-cell ns41:value-type="float" table:style-name="TL Data" office:value="6839" office:value-type="float">
            <text:p>6839</text:p>
          </table:table-cell>
          <table:table-cell ns41:value-type="float" table:style-name="TL Data" office:value="10474" office:value-type="float">
            <text:p>10474</text:p>
          </table:table-cell>
          <table:table-cell ns41:value-type="float" table:style-name="TL Data" office:value="4664" office:value-type="float">
            <text:p>4664</text:p>
          </table:table-cell>
          <table:table-cell ns41:value-type="float" table:style-name="TL Data" office:value="3627" office:value-type="float">
            <text:p>3627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39194" office:value-type="float">
            <text:p>39194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0021" office:value-type="float">
            <text:p>20021</text:p>
          </table:table-cell>
          <table:table-cell ns41:value-type="float" table:style-name="TL Data" office:value="18250" office:value-type="float">
            <text:p>18250</text:p>
          </table:table-cell>
          <table:table-cell ns41:value-type="float" table:style-name="TL Data" office:value="81518" office:value-type="float">
            <text:p>81518</text:p>
          </table:table-cell>
          <table:table-cell ns41:value-type="float" table:style-name="TL Data" office:value="49615" office:value-type="float">
            <text:p>49615</text:p>
          </table:table-cell>
          <table:table-cell ns41:value-type="float" table:style-name="TL Data" office:value="51578" office:value-type="float">
            <text:p>51578</text:p>
          </table:table-cell>
          <table:table-cell ns41:value-type="float" table:style-name="TL Data" office:value="6678" office:value-type="float">
            <text:p>6678</text:p>
          </table:table-cell>
          <table:table-cell ns41:value-type="float" table:style-name="TL Data" office:value="227660" office:value-type="float">
            <text:p>227660</text:p>
          </table:table-cell>
          <table:table-cell ns41:value-type="float" table:style-name="TL Data" office:value="22695" office:value-type="float">
            <text:p>22695</text:p>
          </table:table-cell>
          <table:table-cell ns41:value-type="float" table:style-name="TL Data" office:value="14369" office:value-type="float">
            <text:p>14369</text:p>
          </table:table-cell>
          <table:table-cell ns41:value-type="float" table:style-name="TL Data" office:value="25785" office:value-type="float">
            <text:p>25785</text:p>
          </table:table-cell>
          <table:table-cell ns41:value-type="float" table:style-name="TL Data" office:value="12765" office:value-type="float">
            <text:p>12765</text:p>
          </table:table-cell>
          <table:table-cell ns41:value-type="float" table:style-name="TL Data" office:value="9634" office:value-type="float">
            <text:p>9634</text:p>
          </table:table-cell>
          <table:table-cell ns41:value-type="float" table:style-name="TL Data" office:value="1094" office:value-type="float">
            <text:p>1094</text:p>
          </table:table-cell>
          <table:table-cell ns41:value-type="float" table:style-name="TL Data" office:value="86342" office:value-type="float">
            <text:p>86342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258" office:value-type="float">
            <text:p>3258</text:p>
          </table:table-cell>
          <table:table-cell ns41:value-type="float" table:style-name="TL Data" office:value="2462" office:value-type="float">
            <text:p>2462</text:p>
          </table:table-cell>
          <table:table-cell ns41:value-type="float" table:style-name="TL Data" office:value="2761" office:value-type="float">
            <text:p>2761</text:p>
          </table:table-cell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9347" office:value-type="float">
            <text:p>934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109" office:value-type="float">
            <text:p>1109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085" office:value-type="float">
            <text:p>108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485" office:value-type="float">
            <text:p>1485</text:p>
          </table:table-cell>
          <table:table-cell ns41:value-type="float" table:style-name="TL Data" office:value="1447" office:value-type="float">
            <text:p>1447</text:p>
          </table:table-cell>
          <table:table-cell ns41:value-type="float" table:style-name="TL Data" office:value="1398" office:value-type="float">
            <text:p>1398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4696" office:value-type="float">
            <text:p>469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79" office:value-type="float">
            <text:p>679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3700" office:value-type="float">
            <text:p>3700</text:p>
          </table:table-cell>
          <table:table-cell ns41:value-type="float" table:style-name="TL Data" office:value="3062" office:value-type="float">
            <text:p>3062</text:p>
          </table:table-cell>
          <table:table-cell ns41:value-type="float" table:style-name="TL Data" office:value="3318" office:value-type="float">
            <text:p>3318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11209" office:value-type="float">
            <text:p>1120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783" office:value-type="float">
            <text:p>783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62" office:value-type="float">
            <text:p>2262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1601" office:value-type="float">
            <text:p>1601</text:p>
          </table:table-cell>
          <table:table-cell ns41:value-type="float" table:style-name="TL Data" office:value="1208" office:value-type="float">
            <text:p>1208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4504" office:value-type="float">
            <text:p>4504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129" office:value-type="float">
            <text:p>1129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610" office:value-type="float">
            <text:p>26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7" office:value-type="float">
            <text:p>197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3770" office:value-type="float">
            <text:p>3770</text:p>
          </table:table-cell>
          <table:table-cell ns41:value-type="float" table:style-name="TL Data" office:value="4804" office:value-type="float">
            <text:p>4804</text:p>
          </table:table-cell>
          <table:table-cell ns41:value-type="float" table:style-name="TL Data" office:value="17589" office:value-type="float">
            <text:p>17589</text:p>
          </table:table-cell>
          <table:table-cell ns41:value-type="float" table:style-name="TL Data" office:value="10527" office:value-type="float">
            <text:p>10527</text:p>
          </table:table-cell>
          <table:table-cell ns41:value-type="float" table:style-name="TL Data" office:value="9018" office:value-type="float">
            <text:p>9018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46288" office:value-type="float">
            <text:p>46288</text:p>
          </table:table-cell>
          <table:table-cell ns41:value-type="float" table:style-name="TL Data" office:value="7815" office:value-type="float">
            <text:p>7815</text:p>
          </table:table-cell>
          <table:table-cell ns41:value-type="float" table:style-name="TL Data" office:value="4883" office:value-type="float">
            <text:p>4883</text:p>
          </table:table-cell>
          <table:table-cell ns41:value-type="float" table:style-name="TL Data" office:value="6267" office:value-type="float">
            <text:p>6267</text:p>
          </table:table-cell>
          <table:table-cell ns41:value-type="float" table:style-name="TL Data" office:value="2681" office:value-type="float">
            <text:p>2681</text:p>
          </table:table-cell>
          <table:table-cell ns41:value-type="float" table:style-name="TL Data" office:value="1563" office:value-type="float">
            <text:p>156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3269" office:value-type="float">
            <text:p>23269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125" office:value-type="float">
            <text:p>212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07"/>
        </table:table-row>
        <table:table-row table:style-name="ro1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13325" office:value-type="float">
            <text:p>13325</text:p>
          </table:table-cell>
          <table:table-cell ns41:value-type="float" table:style-name="TL Data" office:value="8935" office:value-type="float">
            <text:p>8935</text:p>
          </table:table-cell>
          <table:table-cell ns41:value-type="float" table:style-name="TL Data" office:value="37328" office:value-type="float">
            <text:p>37328</text:p>
          </table:table-cell>
          <table:table-cell ns41:value-type="float" table:style-name="TL Data" office:value="22398" office:value-type="float">
            <text:p>22398</text:p>
          </table:table-cell>
          <table:table-cell ns41:value-type="float" table:style-name="TL Data" office:value="21031" office:value-type="float">
            <text:p>21031</text:p>
          </table:table-cell>
          <table:table-cell ns41:value-type="float" table:style-name="TL Data" office:value="1629" office:value-type="float">
            <text:p>1629</text:p>
          </table:table-cell>
          <table:table-cell ns41:value-type="float" table:style-name="TL Data" office:value="104646" office:value-type="float">
            <text:p>104646</text:p>
          </table:table-cell>
          <table:table-cell ns41:value-type="float" table:style-name="TL Data" office:value="9227" office:value-type="float">
            <text:p>9227</text:p>
          </table:table-cell>
          <table:table-cell ns41:value-type="float" table:style-name="TL Data" office:value="4093" office:value-type="float">
            <text:p>4093</text:p>
          </table:table-cell>
          <table:table-cell ns41:value-type="float" table:style-name="TL Data" office:value="5157" office:value-type="float">
            <text:p>5157</text:p>
          </table:table-cell>
          <table:table-cell ns41:value-type="float" table:style-name="TL Data" office:value="2216" office:value-type="float">
            <text:p>2216</text:p>
          </table:table-cell>
          <table:table-cell ns41:value-type="float" table:style-name="TL Data" office:value="1580" office:value-type="float">
            <text:p>1580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2458" office:value-type="float">
            <text:p>22458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8577" office:value-type="float">
            <text:p>18577</text:p>
          </table:table-cell>
          <table:table-cell ns41:value-type="float" table:style-name="TL Data" office:value="15103" office:value-type="float">
            <text:p>15103</text:p>
          </table:table-cell>
          <table:table-cell ns41:value-type="float" table:style-name="TL Data" office:value="66049" office:value-type="float">
            <text:p>66049</text:p>
          </table:table-cell>
          <table:table-cell ns41:value-type="float" table:style-name="TL Data" office:value="41238" office:value-type="float">
            <text:p>41238</text:p>
          </table:table-cell>
          <table:table-cell ns41:value-type="float" table:style-name="TL Data" office:value="38900" office:value-type="float">
            <text:p>38900</text:p>
          </table:table-cell>
          <table:table-cell ns41:value-type="float" table:style-name="TL Data" office:value="4401" office:value-type="float">
            <text:p>4401</text:p>
          </table:table-cell>
          <table:table-cell ns41:value-type="float" table:style-name="TL Data" office:value="184268" office:value-type="float">
            <text:p>184268</text:p>
          </table:table-cell>
          <table:table-cell ns41:value-type="float" table:style-name="TL Data" office:value="17581" office:value-type="float">
            <text:p>17581</text:p>
          </table:table-cell>
          <table:table-cell ns41:value-type="float" table:style-name="TL Data" office:value="9516" office:value-type="float">
            <text:p>9516</text:p>
          </table:table-cell>
          <table:table-cell ns41:value-type="float" table:style-name="TL Data" office:value="13749" office:value-type="float">
            <text:p>13749</text:p>
          </table:table-cell>
          <table:table-cell ns41:value-type="float" table:style-name="TL Data" office:value="6750" office:value-type="float">
            <text:p>6750</text:p>
          </table:table-cell>
          <table:table-cell ns41:value-type="float" table:style-name="TL Data" office:value="4891" office:value-type="float">
            <text:p>4891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53053" office:value-type="float">
            <text:p>53053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3021" office:value-type="float">
            <text:p>3021</text:p>
          </table:table-cell>
          <table:table-cell ns41:value-type="float" table:style-name="TL Data" office:value="2371" office:value-type="float">
            <text:p>2371</text:p>
          </table:table-cell>
          <table:table-cell ns41:value-type="float" table:style-name="TL Data" office:value="3066" office:value-type="float">
            <text:p>3066</text:p>
          </table:table-cell>
          <table:table-cell ns41:value-type="float" table:style-name="TL Data" office:value="879" office:value-type="float">
            <text:p>879</text:p>
          </table:table-cell>
          <table:table-cell ns41:value-type="float" table:style-name="TL Data" office:value="9543" office:value-type="float">
            <text:p>954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217" office:value-type="float">
            <text:p>1217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419" office:value-type="float">
            <text:p>1419</text:p>
          </table:table-cell>
          <table:table-cell ns41:value-type="float" table:style-name="TL Data" office:value="1368" office:value-type="float">
            <text:p>1368</text:p>
          </table:table-cell>
          <table:table-cell ns41:value-type="float" table:style-name="TL Data" office:value="1521" office:value-type="float">
            <text:p>1521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4738" office:value-type="float">
            <text:p>47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90" office:value-type="float">
            <text:p>790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587" office:value-type="float">
            <text:p>2587</text:p>
          </table:table-cell>
          <table:table-cell ns41:value-type="float" table:style-name="TL Data" office:value="2177" office:value-type="float">
            <text:p>2177</text:p>
          </table:table-cell>
          <table:table-cell ns41:value-type="float" table:style-name="TL Data" office:value="2649" office:value-type="float">
            <text:p>2649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8408" office:value-type="float">
            <text:p>840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361" office:value-type="float">
            <text:p>1361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68" office:value-type="float">
            <text:p>1768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1420" office:value-type="float">
            <text:p>1420</text:p>
          </table:table-cell>
          <table:table-cell ns41:value-type="float" table:style-name="TL Data" office:value="1111" office:value-type="float">
            <text:p>1111</text:p>
          </table:table-cell>
          <table:table-cell ns41:value-type="float" table:style-name="TL Data" office:value="922" office:value-type="float">
            <text:p>922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4145" office:value-type="float">
            <text:p>4145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204" office:value-type="float">
            <text:p>1204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1001" office:value-type="float">
            <text:p>1001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3619" office:value-type="float">
            <text:p>361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office:value="138" table:style-name="TL Data" table:number-columns-repeated="2" office:value-type="float">
            <text:p>13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51" office:value-type="float">
            <text:p>651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3018" office:value-type="float">
            <text:p>3018</text:p>
          </table:table-cell>
          <table:table-cell ns41:value-type="float" table:style-name="TL Data" office:value="4747" office:value-type="float">
            <text:p>4747</text:p>
          </table:table-cell>
          <table:table-cell ns41:value-type="float" table:style-name="TL Data" office:value="20629" office:value-type="float">
            <text:p>20629</text:p>
          </table:table-cell>
          <table:table-cell ns41:value-type="float" table:style-name="TL Data" office:value="10258" office:value-type="float">
            <text:p>10258</text:p>
          </table:table-cell>
          <table:table-cell ns41:value-type="float" table:style-name="TL Data" office:value="9977" office:value-type="float">
            <text:p>9977</text:p>
          </table:table-cell>
          <table:table-cell ns41:value-type="float" table:style-name="TL Data" office:value="1049" office:value-type="float">
            <text:p>1049</text:p>
          </table:table-cell>
          <table:table-cell ns41:value-type="float" table:style-name="TL Data" office:value="49678" office:value-type="float">
            <text:p>49678</text:p>
          </table:table-cell>
          <table:table-cell ns41:value-type="float" table:style-name="TL Data" office:value="7400" office:value-type="float">
            <text:p>7400</text:p>
          </table:table-cell>
          <table:table-cell ns41:value-type="float" table:style-name="TL Data" office:value="5876" office:value-type="float">
            <text:p>5876</text:p>
          </table:table-cell>
          <table:table-cell ns41:value-type="float" table:style-name="TL Data" office:value="9597" office:value-type="float">
            <text:p>9597</text:p>
          </table:table-cell>
          <table:table-cell ns41:value-type="float" table:style-name="TL Data" office:value="3738" office:value-type="float">
            <text:p>3738</text:p>
          </table:table-cell>
          <table:table-cell ns41:value-type="float" table:style-name="TL Data" office:value="2752" office:value-type="float">
            <text:p>2752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9611" office:value-type="float">
            <text:p>29611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952" office:value-type="float">
            <text:p>195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07"/>
        </table:table-row>
        <table:table-row table:style-name="ro1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7035" office:value-type="float">
            <text:p>7035</text:p>
          </table:table-cell>
          <table:table-cell ns41:value-type="float" table:style-name="TL Data" office:value="5208" office:value-type="float">
            <text:p>5208</text:p>
          </table:table-cell>
          <table:table-cell ns41:value-type="float" table:style-name="TL Data" office:value="20990" office:value-type="float">
            <text:p>20990</text:p>
          </table:table-cell>
          <table:table-cell ns41:value-type="float" table:style-name="TL Data" office:value="11691" office:value-type="float">
            <text:p>11691</text:p>
          </table:table-cell>
          <table:table-cell ns41:value-type="float" table:style-name="TL Data" office:value="12034" office:value-type="float">
            <text:p>12034</text:p>
          </table:table-cell>
          <table:table-cell ns41:value-type="float" table:style-name="TL Data" office:value="1642" office:value-type="float">
            <text:p>1642</text:p>
          </table:table-cell>
          <table:table-cell ns41:value-type="float" table:style-name="TL Data" office:value="58600" office:value-type="float">
            <text:p>58600</text:p>
          </table:table-cell>
          <table:table-cell ns41:value-type="float" table:style-name="TL Data" office:value="5565" office:value-type="float">
            <text:p>5565</text:p>
          </table:table-cell>
          <table:table-cell ns41:value-type="float" table:style-name="TL Data" office:value="3118" office:value-type="float">
            <text:p>3118</text:p>
          </table:table-cell>
          <table:table-cell ns41:value-type="float" table:style-name="TL Data" office:value="5881" office:value-type="float">
            <text:p>5881</text:p>
          </table:table-cell>
          <table:table-cell ns41:value-type="float" table:style-name="TL Data" office:value="3044" office:value-type="float">
            <text:p>3044</text:p>
          </table:table-cell>
          <table:table-cell ns41:value-type="float" table:style-name="TL Data" office:value="2890" office:value-type="float">
            <text:p>2890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20947" office:value-type="float">
            <text:p>20947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s-Gravenhage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1272" office:value-type="float">
            <text:p>11272</text:p>
          </table:table-cell>
          <table:table-cell ns41:value-type="float" table:style-name="TL Data" office:value="11130" office:value-type="float">
            <text:p>11130</text:p>
          </table:table-cell>
          <table:table-cell ns41:value-type="float" table:style-name="TL Data" office:value="51105" office:value-type="float">
            <text:p>51105</text:p>
          </table:table-cell>
          <table:table-cell ns41:value-type="float" table:style-name="TL Data" office:value="29304" office:value-type="float">
            <text:p>29304</text:p>
          </table:table-cell>
          <table:table-cell ns41:value-type="float" table:style-name="TL Data" office:value="30887" office:value-type="float">
            <text:p>30887</text:p>
          </table:table-cell>
          <table:table-cell ns41:value-type="float" table:style-name="TL Data" office:value="5275" office:value-type="float">
            <text:p>5275</text:p>
          </table:table-cell>
          <table:table-cell ns41:value-type="float" table:style-name="TL Data" office:value="138973" office:value-type="float">
            <text:p>138973</text:p>
          </table:table-cell>
          <table:table-cell ns41:value-type="float" table:style-name="TL Data" office:value="13371" office:value-type="float">
            <text:p>13371</text:p>
          </table:table-cell>
          <table:table-cell ns41:value-type="float" table:style-name="TL Data" office:value="9394" office:value-type="float">
            <text:p>9394</text:p>
          </table:table-cell>
          <table:table-cell ns41:value-type="float" table:style-name="TL Data" office:value="17875" office:value-type="float">
            <text:p>17875</text:p>
          </table:table-cell>
          <table:table-cell ns41:value-type="float" table:style-name="TL Data" office:value="8854" office:value-type="float">
            <text:p>8854</text:p>
          </table:table-cell>
          <table:table-cell ns41:value-type="float" table:style-name="TL Data" office:value="8032" office:value-type="float">
            <text:p>8032</text:p>
          </table:table-cell>
          <table:table-cell ns41:value-type="float" table:style-name="TL Data" office:value="1213" office:value-type="float">
            <text:p>1213</text:p>
          </table:table-cell>
          <table:table-cell ns41:value-type="float" table:style-name="TL Data" office:value="58739" office:value-type="float">
            <text:p>58739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Bedrijfshoofden Nijverheid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069" office:value-type="float">
            <text:p>1069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1005" office:value-type="float">
            <text:p>1005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3200" office:value-type="float">
            <text:p>320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97" office:value-type="float">
            <text:p>297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Bedrijfshoofden Landbouw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Bedrijfshoofden Winkel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842" office:value-type="float">
            <text:p>18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07" office:value-type="float">
            <text:p>307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Bedrijfshoofden Overige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432" office:value-type="float">
            <text:p>243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45" office:value-type="float">
            <text:p>345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Medew.gezinsleden</text:p>
          </table:table-cell>
          <table:table-cell/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929" office:value-type="float">
            <text:p>1929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Vrije beroepen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018" office:value-type="float">
            <text:p>1018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1" office:value-type="float">
            <text:p>121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1443" office:value-type="float">
            <text:p>1443</text:p>
          </table:table-cell>
          <table:table-cell ns41:value-type="float" table:style-name="TL Data" office:value="5232" office:value-type="float">
            <text:p>5232</text:p>
          </table:table-cell>
          <table:table-cell ns41:value-type="float" table:style-name="TL Data" office:value="2729" office:value-type="float">
            <text:p>2729</text:p>
          </table:table-cell>
          <table:table-cell ns41:value-type="float" table:style-name="TL Data" office:value="3055" office:value-type="float">
            <text:p>3055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3643" office:value-type="float">
            <text:p>13643</text:p>
          </table:table-cell>
          <table:table-cell ns41:value-type="float" table:style-name="TL Data" office:value="2104" office:value-type="float">
            <text:p>2104</text:p>
          </table:table-cell>
          <table:table-cell ns41:value-type="float" table:style-name="TL Data" office:value="1834" office:value-type="float">
            <text:p>1834</text:p>
          </table:table-cell>
          <table:table-cell ns41:value-type="float" table:style-name="TL Data" office:value="2579" office:value-type="float">
            <text:p>2579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139" office:value-type="float">
            <text:p>8139</text:p>
          </table:table-cell>
          <table:table-cell table:number-columns-repeated="1007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Landbouwarbeiders</text:p>
          </table:table-cell>
          <table:table-cell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office:value="3" table:style-name="TL Data" table:number-columns-repeated="3" office:value-type="float">
            <text:p>3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07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Overige handarbeiders </text:p>
          </table:table-cell>
          <table:table-cell/>
          <table:table-cell ns41:value-type="float" table:style-name="TL Data" office:value="3308" office:value-type="float">
            <text:p>3308</text:p>
          </table:table-cell>
          <table:table-cell ns41:value-type="float" table:style-name="TL Data" office:value="2340" office:value-type="float">
            <text:p>2340</text:p>
          </table:table-cell>
          <table:table-cell ns41:value-type="float" table:style-name="TL Data" office:value="8865" office:value-type="float">
            <text:p>8865</text:p>
          </table:table-cell>
          <table:table-cell ns41:value-type="float" table:style-name="TL Data" office:value="4790" office:value-type="float">
            <text:p>4790</text:p>
          </table:table-cell>
          <table:table-cell ns41:value-type="float" table:style-name="TL Data" office:value="4617" office:value-type="float">
            <text:p>4617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24455" office:value-type="float">
            <text:p>24455</text:p>
          </table:table-cell>
          <table:table-cell ns41:value-type="float" table:style-name="TL Data" office:value="2579" office:value-type="float">
            <text:p>2579</text:p>
          </table:table-cell>
          <table:table-cell ns41:value-type="float" table:style-name="TL Data" office:value="1511" office:value-type="float">
            <text:p>1511</text:p>
          </table:table-cell>
          <table:table-cell ns41:value-type="float" table:style-name="TL Data" office:value="1889" office:value-type="float">
            <text:p>1889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355" office:value-type="float">
            <text:p>7355</text:p>
          </table:table-cell>
          <table:table-cell table:number-columns-repeated="1007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Totaal</text:p>
          </table:table-cell>
          <table:table-cell table:style-name="ce18"/>
          <table:table-cell ns41:value-type="float" table:style-name="TL Data" office:value="4750" office:value-type="float">
            <text:p>4750</text:p>
          </table:table-cell>
          <table:table-cell ns41:value-type="float" table:style-name="TL Data" office:value="4201" office:value-type="float">
            <text:p>4201</text:p>
          </table:table-cell>
          <table:table-cell ns41:value-type="float" table:style-name="TL Data" office:value="17467" office:value-type="float">
            <text:p>17467</text:p>
          </table:table-cell>
          <table:table-cell ns41:value-type="float" table:style-name="TL Data" office:value="9857" office:value-type="float">
            <text:p>9857</text:p>
          </table:table-cell>
          <table:table-cell ns41:value-type="float" table:style-name="TL Data" office:value="10266" office:value-type="float">
            <text:p>10266</text:p>
          </table:table-cell>
          <table:table-cell ns41:value-type="float" table:style-name="TL Data" office:value="1414" office:value-type="float">
            <text:p>1414</text:p>
          </table:table-cell>
          <table:table-cell ns41:value-type="float" table:style-name="TL Data" office:value="47955" office:value-type="float">
            <text:p>47955</text:p>
          </table:table-cell>
          <table:table-cell ns41:value-type="float" table:style-name="TL Data" office:value="4885" office:value-type="float">
            <text:p>4885</text:p>
          </table:table-cell>
          <table:table-cell ns41:value-type="float" table:style-name="TL Data" office:value="3526" office:value-type="float">
            <text:p>3526</text:p>
          </table:table-cell>
          <table:table-cell ns41:value-type="float" table:style-name="TL Data" office:value="5412" office:value-type="float">
            <text:p>5412</text:p>
          </table:table-cell>
          <table:table-cell ns41:value-type="float" table:style-name="TL Data" office:value="2468" office:value-type="float">
            <text:p>2468</text:p>
          </table:table-cell>
          <table:table-cell ns41:value-type="float" table:style-name="TL Data" office:value="1984" office:value-type="float">
            <text:p>1984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18521" office:value-type="float">
            <text:p>18521</text:p>
          </table:table-cell>
          <table:table-cell table:number-columns-repeated="1007"/>
        </table:table-row>
        <table:table-row table:style-name="ro3" table:number-rows-repeated="5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2"/>
          <table:table-cell table:style-name="ce18" table:number-columns-repeated="6"/>
          <table:table-cell table:number-columns-repeated="1009"/>
        </table:table-row>
        <table:table-row table:style-name="ro3" table:number-rows-repeated="7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7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0"/>
          <table:table-cell table:style-name="ce31" table:number-columns-repeated="2"/>
          <table:table-cell table:style-name="ce1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5"/>
          <table:table-cell table:style-name="ce33"/>
          <table:table-cell table:style-name="ce18" table:number-columns-repeated="7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4"/>
          <table:table-cell table:style-name="ce31"/>
          <table:table-cell table:style-name="ce18" table:number-columns-repeated="8"/>
          <table:table-cell table:number-columns-repeated="1009"/>
        </table:table-row>
        <table:table-row table:style-name="ro3" table:number-rows-repeated="5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7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3" table:number-rows-repeated="6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5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1"/>
          <table:table-cell table:style-name="ce34"/>
          <table:table-cell table:style-name="ce18"/>
          <table:table-cell table:number-columns-repeated="1009"/>
        </table:table-row>
        <table:table-row table:style-name="ro3" table:number-rows-repeated="4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4" table:number-columns-repeated="2"/>
          <table:table-cell table:style-name="ce18" table:number-columns-repeated="5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 table:number-rows-repeated="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1"/>
          <table:table-cell table:style-name="ce31"/>
          <table:table-cell table:style-name="ce1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 table:number-columns-repeated="2"/>
          <table:table-cell table:style-name="ce18" table:number-columns-repeated="5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5"/>
          <table:table-cell table:style-name="ce33"/>
          <table:table-cell table:style-name="ce18" table:number-columns-repeated="7"/>
          <table:table-cell table:number-columns-repeated="1009"/>
        </table:table-row>
        <table:table-row table:style-name="ro3" table:number-rows-repeated="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1"/>
          <table:table-cell table:style-name="ce31"/>
          <table:table-cell table:style-name="ce1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2"/>
          <table:table-cell table:style-name="ce18"/>
          <table:table-cell table:style-name="ce31"/>
          <table:table-cell table:style-name="ce18" table:number-columns-repeated="4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4"/>
          <table:table-cell table:style-name="ce32"/>
          <table:table-cell table:style-name="ce18" table:number-columns-repeated="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2" table:number-columns-repeated="2"/>
          <table:table-cell table:style-name="ce31"/>
          <table:table-cell table:style-name="ce18" table:number-columns-repeated="2"/>
          <table:table-cell table:style-name="ce32"/>
          <table:table-cell table:style-name="ce1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2" table:number-columns-repeated="2"/>
          <table:table-cell table:style-name="ce18" table:number-columns-repeated="5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2"/>
          <table:table-cell table:style-name="ce18" table:number-columns-repeated="6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4"/>
          <table:table-cell table:style-name="ce32"/>
          <table:table-cell table:style-name="ce18" table:number-columns-repeated="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9"/>
          <table:table-cell table:style-name="ce32" table:number-columns-repeated="2"/>
          <table:table-cell table:style-name="ce31"/>
          <table:table-cell table:style-name="ce1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2"/>
          <table:table-cell table:style-name="ce18" table:number-columns-repeated="6"/>
          <table:table-cell table:number-columns-repeated="1009"/>
        </table:table-row>
        <table:table-row table:style-name="ro3" table:number-rows-repeated="7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7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0"/>
          <table:table-cell table:style-name="ce31" table:number-columns-repeated="2"/>
          <table:table-cell table:style-name="ce1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5"/>
          <table:table-cell table:style-name="ce33"/>
          <table:table-cell table:style-name="ce18" table:number-columns-repeated="7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4"/>
          <table:table-cell table:style-name="ce31"/>
          <table:table-cell table:style-name="ce18" table:number-columns-repeated="8"/>
          <table:table-cell table:number-columns-repeated="1009"/>
        </table:table-row>
        <table:table-row table:style-name="ro3" table:number-rows-repeated="5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7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3" table:number-rows-repeated="6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5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1"/>
          <table:table-cell table:style-name="ce34"/>
          <table:table-cell table:style-name="ce18"/>
          <table:table-cell table:number-columns-repeated="1009"/>
        </table:table-row>
        <table:table-row table:style-name="ro3" table:number-rows-repeated="4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4" table:number-columns-repeated="2"/>
          <table:table-cell table:style-name="ce18" table:number-columns-repeated="5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 table:number-rows-repeated="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1"/>
          <table:table-cell table:style-name="ce31"/>
          <table:table-cell table:style-name="ce1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 table:number-columns-repeated="2"/>
          <table:table-cell table:style-name="ce18" table:number-columns-repeated="5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5"/>
          <table:table-cell table:style-name="ce33"/>
          <table:table-cell table:style-name="ce18" table:number-columns-repeated="7"/>
          <table:table-cell table:number-columns-repeated="1009"/>
        </table:table-row>
        <table:table-row table:style-name="ro3" table:number-rows-repeated="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1"/>
          <table:table-cell table:style-name="ce31"/>
          <table:table-cell table:style-name="ce1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2"/>
          <table:table-cell table:style-name="ce18"/>
          <table:table-cell table:style-name="ce31"/>
          <table:table-cell table:style-name="ce18" table:number-columns-repeated="4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4"/>
          <table:table-cell table:style-name="ce32"/>
          <table:table-cell table:style-name="ce18" table:number-columns-repeated="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2" table:number-columns-repeated="2"/>
          <table:table-cell table:style-name="ce31"/>
          <table:table-cell table:style-name="ce18" table:number-columns-repeated="2"/>
          <table:table-cell table:style-name="ce32"/>
          <table:table-cell table:style-name="ce1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2" table:number-columns-repeated="2"/>
          <table:table-cell table:style-name="ce18" table:number-columns-repeated="5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2"/>
          <table:table-cell table:style-name="ce18" table:number-columns-repeated="6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4"/>
          <table:table-cell table:style-name="ce32"/>
          <table:table-cell table:style-name="ce18" table:number-columns-repeated="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9"/>
          <table:table-cell table:style-name="ce32" table:number-columns-repeated="2"/>
          <table:table-cell table:style-name="ce31"/>
          <table:table-cell table:style-name="ce1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2"/>
          <table:table-cell table:style-name="ce18" table:number-columns-repeated="6"/>
          <table:table-cell table:number-columns-repeated="1009"/>
        </table:table-row>
        <table:table-row table:style-name="ro3" table:number-rows-repeated="7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7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0"/>
          <table:table-cell table:style-name="ce31" table:number-columns-repeated="2"/>
          <table:table-cell table:style-name="ce1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5"/>
          <table:table-cell table:style-name="ce33"/>
          <table:table-cell table:style-name="ce18" table:number-columns-repeated="7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4"/>
          <table:table-cell table:style-name="ce31"/>
          <table:table-cell table:style-name="ce18" table:number-columns-repeated="8"/>
          <table:table-cell table:number-columns-repeated="1009"/>
        </table:table-row>
        <table:table-row table:style-name="ro3" table:number-rows-repeated="5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7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3" table:number-rows-repeated="6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5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1"/>
          <table:table-cell table:style-name="ce34"/>
          <table:table-cell table:style-name="ce18"/>
          <table:table-cell table:number-columns-repeated="1009"/>
        </table:table-row>
        <table:table-row table:style-name="ro3" table:number-rows-repeated="4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4" table:number-columns-repeated="2"/>
          <table:table-cell table:style-name="ce18" table:number-columns-repeated="5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 table:number-rows-repeated="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1"/>
          <table:table-cell table:style-name="ce31"/>
          <table:table-cell table:style-name="ce1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 table:number-columns-repeated="2"/>
          <table:table-cell table:style-name="ce18" table:number-columns-repeated="5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5"/>
          <table:table-cell table:style-name="ce33"/>
          <table:table-cell table:style-name="ce18" table:number-columns-repeated="7"/>
          <table:table-cell table:number-columns-repeated="1009"/>
        </table:table-row>
        <table:table-row table:style-name="ro3" table:number-rows-repeated="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1"/>
          <table:table-cell table:style-name="ce31"/>
          <table:table-cell table:style-name="ce1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2"/>
          <table:table-cell table:style-name="ce18"/>
          <table:table-cell table:style-name="ce31"/>
          <table:table-cell table:style-name="ce18" table:number-columns-repeated="4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4"/>
          <table:table-cell table:style-name="ce32"/>
          <table:table-cell table:style-name="ce18" table:number-columns-repeated="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2" table:number-columns-repeated="2"/>
          <table:table-cell table:style-name="ce31"/>
          <table:table-cell table:style-name="ce18" table:number-columns-repeated="2"/>
          <table:table-cell table:style-name="ce32"/>
          <table:table-cell table:style-name="ce1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2" table:number-columns-repeated="2"/>
          <table:table-cell table:style-name="ce18" table:number-columns-repeated="5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2"/>
          <table:table-cell table:style-name="ce18" table:number-columns-repeated="6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4"/>
          <table:table-cell table:style-name="ce32"/>
          <table:table-cell table:style-name="ce18" table:number-columns-repeated="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9"/>
          <table:table-cell table:style-name="ce32" table:number-columns-repeated="2"/>
          <table:table-cell table:style-name="ce31"/>
          <table:table-cell table:style-name="ce1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 table:number-rows-repeated="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479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9" style:page-layout-name="Mpm3" style:display-name="PageStyle_Tabel 1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7-19T11:55:22.990000000</meta:creation-date>
    <dc:creator>Helpdesk</dc:creator>
    <dc:date>2004-12-16T14:54:46</dc:date>
    <meta:document-statistic meta:object-count="0" meta:cell-count="2419" meta:table-count="1"/>
    <meta:generator>ODFPY/1.3.0dev</meta:generator>
  </office:meta>
</office:document-meta>
</file>